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8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9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10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2.249cm" style:use-optimal-column-width="false" fo:break-before="auto"/>
    </style:style>
    <style:style style:family="table-column" style:name="co3">
      <style:table-column-properties style:column-width="3.016cm" style:use-optimal-column-width="false" fo:break-before="auto"/>
    </style:style>
    <style:style style:family="table-column" style:name="co4">
      <style:table-column-properties style:column-width="1.852cm" style:use-optimal-column-width="false" fo:break-before="auto"/>
    </style:style>
    <style:style style:family="table-column" style:name="co5">
      <style:table-column-properties style:column-width="9.023cm" style:use-optimal-column-width="false" fo:break-before="auto"/>
    </style:style>
    <style:style style:family="table-column" style:name="co6">
      <style:table-column-properties style:column-width="1.482cm" style:use-optimal-column-width="false" fo:break-before="auto"/>
    </style:style>
    <style:style style:family="table-column" style:name="co7">
      <style:table-column-properties style:column-width="0.2381cm" style:use-optimal-column-width="false" fo:break-before="auto"/>
    </style:style>
    <style:style style:family="table-column" style:name="co8">
      <style:table-column-properties style:column-width="1.349cm" style:use-optimal-column-width="false" fo:break-before="auto"/>
    </style:style>
    <style:style style:family="table-column" style:name="co9">
      <style:table-column-properties style:column-width="0.2381cm" style:use-optimal-column-width="false" fo:break-before="auto"/>
    </style:style>
    <style:style style:family="table-column" style:name="co10">
      <style:table-column-properties style:column-width="1.032cm" style:use-optimal-column-width="false" fo:break-before="auto"/>
    </style:style>
    <style:style style:family="table-column" style:name="co11">
      <style:table-column-properties style:column-width="1.138cm" style:use-optimal-column-width="false" fo:break-before="auto"/>
    </style:style>
    <style:style style:family="table-column" style:name="co12">
      <style:table-column-properties style:column-width="1.244cm" style:use-optimal-column-width="false" fo:break-before="auto"/>
    </style:style>
    <style:style style:family="table-column" style:name="co13">
      <style:table-column-properties style:column-width="1.376cm" style:use-optimal-column-width="false" fo:break-before="auto"/>
    </style:style>
    <style:style style:family="table-column" style:name="co14">
      <style:table-column-properties style:column-width="1.508cm" style:use-optimal-column-width="false" fo:break-before="auto"/>
    </style:style>
    <style:style style:family="table-column" style:name="co15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9">
      <style:table-row-properties style:row-height="12.6pt" style:use-optimal-row-height="false" fo:break-before="auto"/>
    </style:style>
    <style:style style:family="text" style:name="T101">
      <style:text-properties fo:color="#000000" fo:font-family="Calibri" fo:font-size="10pt" fo:font-style="normal" style:text-underline-type="none" fo:font-weight="normal"/>
    </style:style>
    <style:style style:family="table-row" style:name="ro100">
      <style:table-row-properties style:row-height="13.4pt" style:use-optimal-row-height="false" fo:break-before="auto"/>
    </style:style>
    <style:style style:family="text" style:name="T102">
      <style:text-properties fo:color="#000000" fo:font-family="Calibri" fo:font-size="10pt" fo:font-style="normal" style:text-underline-type="none" fo:font-weight="normal"/>
    </style:style>
    <style:style style:family="table-row" style:name="ro101">
      <style:table-row-properties style:row-height="13.4pt" style:use-optimal-row-height="false" fo:break-before="auto"/>
    </style:style>
    <style:style style:family="text" style:name="T103">
      <style:text-properties fo:color="#000000" fo:font-family="Calibri" fo:font-size="10pt" fo:font-style="normal" style:text-underline-type="none" fo:font-weight="normal"/>
    </style:style>
    <style:style style:family="table-row" style:name="ro102">
      <style:table-row-properties style:row-height="13.4pt" style:use-optimal-row-height="false" fo:break-before="auto"/>
    </style:style>
    <style:style style:family="text" style:name="T104">
      <style:text-properties fo:color="#000000" fo:font-family="Calibri" fo:font-size="10pt" fo:font-style="normal" style:text-underline-type="none" fo:font-weight="normal"/>
    </style:style>
    <style:style style:family="table-row" style:name="ro103">
      <style:table-row-properties style:row-height="13.4pt" style:use-optimal-row-height="false" fo:break-before="auto"/>
    </style:style>
    <style:style style:family="text" style:name="T105">
      <style:text-properties fo:color="#000000" fo:font-family="Calibri" fo:font-size="10pt" fo:font-style="normal" style:text-underline-type="none" fo:font-weight="normal"/>
    </style:style>
    <style:style style:family="table-row" style:name="ro104">
      <style:table-row-properties style:row-height="13.4pt" style:use-optimal-row-height="false" fo:break-before="auto"/>
    </style:style>
    <style:style style:family="text" style:name="T106">
      <style:text-properties fo:color="#000000" fo:font-family="Calibri" fo:font-size="10pt" fo:font-style="normal" style:text-underline-type="none" fo:font-weight="normal"/>
    </style:style>
    <style:style style:family="table-row" style:name="ro105">
      <style:table-row-properties style:row-height="13.4pt" style:use-optimal-row-height="false" fo:break-before="auto"/>
    </style:style>
    <style:style style:family="text" style:name="T107">
      <style:text-properties fo:color="#000000" fo:font-family="Calibri" fo:font-size="10pt" fo:font-style="normal" style:text-underline-type="none" fo:font-weight="normal"/>
    </style:style>
    <style:style style:family="table-row" style:name="ro106">
      <style:table-row-properties style:row-height="13.4pt" style:use-optimal-row-height="false" fo:break-before="auto"/>
    </style:style>
    <style:style style:family="text" style:name="T108">
      <style:text-properties fo:color="#000000" fo:font-family="Calibri" fo:font-size="10pt" fo:font-style="normal" style:text-underline-type="none" fo:font-weight="normal"/>
    </style:style>
    <style:style style:family="table-row" style:name="ro107">
      <style:table-row-properties style:row-height="13.4pt" style:use-optimal-row-height="false" fo:break-before="auto"/>
    </style:style>
    <style:style style:family="text" style:name="T109">
      <style:text-properties fo:color="#000000" fo:font-family="Calibri" fo:font-size="10pt" fo:font-style="normal" style:text-underline-type="none" fo:font-weight="normal"/>
    </style:style>
    <style:style style:family="table-row" style:name="ro108">
      <style:table-row-properties style:row-height="13.4pt" style:use-optimal-row-height="false" fo:break-before="auto"/>
    </style:style>
    <style:style style:family="text" style:name="T110">
      <style:text-properties fo:color="#000000" fo:font-family="Calibri" fo:font-size="10pt" fo:font-style="normal" style:text-underline-type="none" fo:font-weight="normal"/>
    </style:style>
    <style:style style:family="table-row" style:name="ro109">
      <style:table-row-properties style:row-height="13.4pt" style:use-optimal-row-height="false" fo:break-before="auto"/>
    </style:style>
    <style:style style:family="text" style:name="T111">
      <style:text-properties fo:color="#000000" fo:font-family="Calibri" fo:font-size="10pt" fo:font-style="normal" style:text-underline-type="none" fo:font-weight="normal"/>
    </style:style>
    <style:style style:family="table-row" style:name="ro110">
      <style:table-row-properties style:row-height="13.4pt" style:use-optimal-row-height="false" fo:break-before="auto"/>
    </style:style>
    <style:style style:family="text" style:name="T112">
      <style:text-properties fo:color="#000000" fo:font-family="Calibri" fo:font-size="10pt" fo:font-style="normal" style:text-underline-type="none" fo:font-weight="normal"/>
    </style:style>
    <style:style style:family="table-row" style:name="ro111">
      <style:table-row-properties style:row-height="13.4pt" style:use-optimal-row-height="false" fo:break-before="auto"/>
    </style:style>
    <style:style style:family="text" style:name="T113">
      <style:text-properties fo:color="#000000" fo:font-family="Calibri" fo:font-size="10pt" fo:font-style="normal" style:text-underline-type="none" fo:font-weight="normal"/>
    </style:style>
    <style:style style:family="table-row" style:name="ro112">
      <style:table-row-properties style:row-height="13.4pt" style:use-optimal-row-height="false" fo:break-before="auto"/>
    </style:style>
    <style:style style:family="text" style:name="T114">
      <style:text-properties fo:color="#000000" fo:font-family="Calibri" fo:font-size="10pt" fo:font-style="normal" style:text-underline-type="none" fo:font-weight="normal"/>
    </style:style>
    <style:style style:family="table-row" style:name="ro113">
      <style:table-row-properties style:row-height="13.4pt" style:use-optimal-row-height="false" fo:break-before="auto"/>
    </style:style>
    <style:style style:family="text" style:name="T115">
      <style:text-properties fo:color="#000000" fo:font-family="Calibri" fo:font-size="10pt" fo:font-style="normal" style:text-underline-type="none" fo:font-weight="normal"/>
    </style:style>
    <style:style style:family="table-row" style:name="ro114">
      <style:table-row-properties style:row-height="13.4pt" style:use-optimal-row-height="false" fo:break-before="auto"/>
    </style:style>
    <style:style style:family="text" style:name="T116">
      <style:text-properties fo:color="#000000" fo:font-family="Calibri" fo:font-size="10pt" fo:font-style="normal" style:text-underline-type="none" fo:font-weight="normal"/>
    </style:style>
    <style:style style:family="table-row" style:name="ro115">
      <style:table-row-properties style:row-height="13.4pt" style:use-optimal-row-height="false" fo:break-before="auto"/>
    </style:style>
    <style:style style:family="text" style:name="T117">
      <style:text-properties fo:color="#000000" fo:font-family="Calibri" fo:font-size="10pt" fo:font-style="normal" style:text-underline-type="none" fo:font-weight="normal"/>
    </style:style>
    <style:style style:family="table-row" style:name="ro116">
      <style:table-row-properties style:row-height="13.4pt" style:use-optimal-row-height="false" fo:break-before="auto"/>
    </style:style>
    <style:style style:family="text" style:name="T118">
      <style:text-properties fo:color="#000000" fo:font-family="Calibri" fo:font-size="10pt" fo:font-style="normal" style:text-underline-type="none" fo:font-weight="normal"/>
    </style:style>
    <style:style style:family="table-row" style:name="ro117">
      <style:table-row-properties style:row-height="13.4pt" style:use-optimal-row-height="false" fo:break-before="auto"/>
    </style:style>
    <style:style style:family="text" style:name="T119">
      <style:text-properties fo:color="#000000" fo:font-family="Calibri" fo:font-size="10pt" fo:font-style="normal" style:text-underline-type="none" fo:font-weight="normal"/>
    </style:style>
    <style:style style:family="table-row" style:name="ro118">
      <style:table-row-properties style:row-height="13.4pt" style:use-optimal-row-height="false" fo:break-before="auto"/>
    </style:style>
    <style:style style:family="text" style:name="T120">
      <style:text-properties fo:color="#000000" fo:font-family="Calibri" fo:font-size="10pt" fo:font-style="normal" style:text-underline-type="none" fo:font-weight="normal"/>
    </style:style>
    <style:style style:family="table-row" style:name="ro119">
      <style:table-row-properties style:row-height="13.4pt" style:use-optimal-row-height="false" fo:break-before="auto"/>
    </style:style>
    <style:style style:family="text" style:name="T121">
      <style:text-properties fo:color="#000000" fo:font-family="Calibri" fo:font-size="10pt" fo:font-style="normal" style:text-underline-type="none" fo:font-weight="normal"/>
    </style:style>
    <style:style style:family="table-row" style:name="ro120">
      <style:table-row-properties style:row-height="13.4pt" style:use-optimal-row-height="false" fo:break-before="auto"/>
    </style:style>
    <style:style style:family="text" style:name="T122">
      <style:text-properties fo:color="#000000" fo:font-family="Calibri" fo:font-size="10pt" fo:font-style="normal" style:text-underline-type="none" fo:font-weight="normal"/>
    </style:style>
    <style:style style:family="table-row" style:name="ro121">
      <style:table-row-properties style:row-height="13.45pt" style:use-optimal-row-height="false" fo:break-before="auto"/>
    </style:style>
    <style:style style:family="text" style:name="T123">
      <style:text-properties fo:color="#000000" fo:font-family="Calibri" fo:font-size="10pt" fo:font-style="normal" style:text-underline-type="none" fo:font-weight="normal"/>
    </style:style>
    <style:style style:family="table-row" style:name="ro122">
      <style:table-row-properties style:row-height="13.45pt" style:use-optimal-row-height="false" fo:break-before="auto"/>
    </style:style>
    <style:style style:family="text" style:name="T124">
      <style:text-properties fo:color="#000000" fo:font-family="Calibri" fo:font-size="10pt" fo:font-style="normal" style:text-underline-type="none" fo:font-weight="normal"/>
    </style:style>
    <style:style style:family="table-row" style:name="ro123">
      <style:table-row-properties style:row-height="13.45pt" style:use-optimal-row-height="false" fo:break-before="auto"/>
    </style:style>
    <style:style style:family="text" style:name="T125">
      <style:text-properties fo:color="#000000" fo:font-family="Calibri" fo:font-size="10pt" fo:font-style="normal" style:text-underline-type="none" fo:font-weight="normal"/>
    </style:style>
    <style:style style:family="table-row" style:name="ro124">
      <style:table-row-properties style:row-height="13.45pt" style:use-optimal-row-height="false" fo:break-before="auto"/>
    </style:style>
    <style:style style:family="text" style:name="T126">
      <style:text-properties fo:color="#000000" fo:font-family="Calibri" fo:font-size="10pt" fo:font-style="normal" style:text-underline-type="none" fo:font-weight="normal"/>
    </style:style>
    <style:style style:family="table-row" style:name="ro125">
      <style:table-row-properties style:row-height="13.45pt" style:use-optimal-row-height="false" fo:break-before="auto"/>
    </style:style>
    <style:style style:family="text" style:name="T127">
      <style:text-properties fo:color="#000000" fo:font-family="Calibri" fo:font-size="10pt" fo:font-style="normal" style:text-underline-type="none" fo:font-weight="normal"/>
    </style:style>
    <style:style style:family="table-row" style:name="ro126">
      <style:table-row-properties style:row-height="13.45pt" style:use-optimal-row-height="false" fo:break-before="auto"/>
    </style:style>
    <style:style style:family="text" style:name="T128">
      <style:text-properties fo:color="#000000" fo:font-family="Calibri" fo:font-size="10pt" fo:font-style="normal" style:text-underline-type="none" fo:font-weight="normal"/>
    </style:style>
    <style:style style:family="table-row" style:name="ro127">
      <style:table-row-properties style:row-height="13.45pt" style:use-optimal-row-height="false" fo:break-before="auto"/>
    </style:style>
    <style:style style:family="text" style:name="T129">
      <style:text-properties fo:color="#000000" fo:font-family="Calibri" fo:font-size="10pt" fo:font-style="normal" style:text-underline-type="none" fo:font-weight="normal"/>
    </style:style>
    <style:style style:family="table-row" style:name="ro128">
      <style:table-row-properties style:row-height="13.45pt" style:use-optimal-row-height="false" fo:break-before="auto"/>
    </style:style>
    <style:style style:family="text" style:name="T130">
      <style:text-properties fo:color="#000000" fo:font-family="Calibri" fo:font-size="10pt" fo:font-style="normal" style:text-underline-type="none" fo:font-weight="normal"/>
    </style:style>
    <style:style style:family="table-row" style:name="ro129">
      <style:table-row-properties style:row-height="13.45pt" style:use-optimal-row-height="false" fo:break-before="auto"/>
    </style:style>
    <style:style style:family="text" style:name="T131">
      <style:text-properties fo:color="#000000" fo:font-family="Calibri" fo:font-size="10pt" fo:font-style="normal" style:text-underline-type="none" fo:font-weight="normal"/>
    </style:style>
    <style:style style:family="table-row" style:name="ro130">
      <style:table-row-properties style:row-height="13.45pt" style:use-optimal-row-height="false" fo:break-before="auto"/>
    </style:style>
    <style:style style:family="text" style:name="T132">
      <style:text-properties fo:color="#000000" fo:font-family="Calibri" fo:font-size="10pt" fo:font-style="normal" style:text-underline-type="none" fo:font-weight="normal"/>
    </style:style>
    <style:style style:family="table-row" style:name="ro131">
      <style:table-row-properties style:row-height="13.45pt" style:use-optimal-row-height="false" fo:break-before="auto"/>
    </style:style>
    <style:style style:family="text" style:name="T133">
      <style:text-properties fo:color="#000000" fo:font-family="Calibri" fo:font-size="10pt" fo:font-style="normal" style:text-underline-type="none" fo:font-weight="normal"/>
    </style:style>
    <style:style style:family="table-row" style:name="ro132">
      <style:table-row-properties style:row-height="13.45pt" style:use-optimal-row-height="false" fo:break-before="auto"/>
    </style:style>
    <style:style style:family="text" style:name="T134">
      <style:text-properties fo:color="#000000" fo:font-family="Calibri" fo:font-size="10pt" fo:font-style="normal" style:text-underline-type="none" fo:font-weight="normal"/>
    </style:style>
    <style:style style:family="table-row" style:name="ro133">
      <style:table-row-properties style:row-height="13.45pt" style:use-optimal-row-height="false" fo:break-before="auto"/>
    </style:style>
    <style:style style:family="text" style:name="T135">
      <style:text-properties fo:color="#000000" fo:font-family="Calibri" fo:font-size="10pt" fo:font-style="normal" style:text-underline-type="none" fo:font-weight="normal"/>
    </style:style>
    <style:style style:family="table-row" style:name="ro134">
      <style:table-row-properties style:row-height="13.45pt" style:use-optimal-row-height="false" fo:break-before="auto"/>
    </style:style>
    <style:style style:family="text" style:name="T136">
      <style:text-properties fo:color="#000000" fo:font-family="Calibri" fo:font-size="10pt" fo:font-style="normal" style:text-underline-type="none" fo:font-weight="normal"/>
    </style:style>
    <style:style style:family="table-row" style:name="ro135">
      <style:table-row-properties style:row-height="13.45pt" style:use-optimal-row-height="false" fo:break-before="auto"/>
    </style:style>
    <style:style style:family="table-row" style:name="ro136">
      <style:table-row-properties style:row-height="13.45pt" style:use-optimal-row-height="false" fo:break-before="auto"/>
    </style:style>
    <style:style style:family="table-row" style:name="ro137">
      <style:table-row-properties style:row-height="13.5pt" style:use-optimal-row-height="false" fo:break-before="auto"/>
    </style:style>
    <style:style style:family="table-row" style:name="ro138">
      <style:table-row-properties style:row-height="13.5pt" style:use-optimal-row-height="tru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number-columns-repeated="101" table:style-name="co10" table:default-cell-style-name="ce4"/>
        <table:table-column table:number-columns-repeated="101" table:style-name="co11" table:default-cell-style-name="ce4"/>
        <table:table-column table:number-columns-repeated="101" table:style-name="co12" table:default-cell-style-name="ce4"/>
        <table:table-column table:number-columns-repeated="101" table:style-name="co13" table:default-cell-style-name="ce4"/>
        <table:table-column table:style-name="co14" table:default-cell-style-name="ce4"/>
        <table:table-column table:number-columns-repeated="100" table:style-name="co15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table:style-name="ce5"/>
          <table:table-cell table:number-columns-repeated="1024"/>
        </table:table-row>
        <table:table-row table:style-name="ro3">
          <table:table-cell table:style-name="ce6" office:value-type="date" office:date-value="2022-03-09"/>
          <table:table-cell table:style-name="ce5" office:value-type="time" office:time-value="PT14H00M00S"/>
          <table:table-cell table:style-name="ce5" office:value-type="time" office:time-value="PT14H30M00S"/>
          <table:table-cell office:value-type="string">
            <text:p><text:span text:style-name="T5">Criação do projeto laravel e conexão com postgres</text:span></text:p>
          </table:table-cell>
          <table:table-cell table:style-name="ce5" table:formula="of:=[.C2]-[.B2]" office:value-type="time" office:time-value="PT00H29M59S"/>
          <table:table-cell/>
          <table:table-cell table:formula="of:=SUM([.E$1:.E$1048576])*24" office:value-type="float" office:value="221.94944444444448">
            <text:p>221.94944444444448</text:p>
          </table:table-cell>
          <table:table-cell table:number-columns-repeated="1024"/>
        </table:table-row>
        <table:table-row table:style-name="ro4">
          <table:table-cell table:style-name="ce6" office:value-type="date" office:date-value="2022-03-14"/>
          <table:table-cell table:style-name="ce5" office:value-type="time" office:time-value="PT15H45M00S"/>
          <table:table-cell table:style-name="ce5" office:value-type="time" office:time-value="PT16H10M00S"/>
          <table:table-cell office:value-type="string">
            <text:p><text:span text:style-name="T6">Casos de uso e começo do diagrama ER</text:span></text:p>
          </table:table-cell>
          <table:table-cell table:style-name="ce5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6" office:value-type="date" office:date-value="2022-03-14"/>
          <table:table-cell table:style-name="ce5" office:value-type="time" office:time-value="PT16H20M00S"/>
          <table:table-cell table:style-name="ce5" office:value-type="time" office:time-value="PT17H30M00S"/>
          <table:table-cell office:value-type="string">
            <text:p><text:span text:style-name="T7">Parte do diagrama ER e revisão geral do projeto</text:span></text:p>
          </table:table-cell>
          <table:table-cell table:style-name="ce5" table:formula="of:=[.C4]-[.B4]" office:value-type="time" office:time-value="PT01H09M59S"/>
          <table:table-cell table:number-columns-repeated="1024"/>
        </table:table-row>
        <table:table-row table:style-name="ro6">
          <table:table-cell table:style-name="ce6" office:value-type="date" office:date-value="2022-03-20"/>
          <table:table-cell table:style-name="ce5" office:value-type="time" office:time-value="PT15H19M59S"/>
          <table:table-cell table:style-name="ce5" office:value-type="time" office:time-value="PT15H30M00S"/>
          <table:table-cell office:value-type="string">
            <text:p><text:span text:style-name="T8">Estudo da Integração PHP mercado pago</text:span></text:p>
          </table:table-cell>
          <table:table-cell table:style-name="ce5" table:formula="of:=[.C5]-[.B5]" office:value-type="time" office:time-value="PT00H10M01S"/>
          <table:table-cell table:number-columns-repeated="1024"/>
        </table:table-row>
        <table:table-row table:style-name="ro7">
          <table:table-cell table:style-name="ce6" office:value-type="date" office:date-value="2022-03-20"/>
          <table:table-cell table:style-name="ce5" office:value-type="time" office:time-value="PT16H25M00S"/>
          <table:table-cell table:style-name="ce5" office:value-type="time" office:time-value="PT17H20M00S"/>
          <table:table-cell office:value-type="string">
            <text:p><text:span text:style-name="T9">Estudo da Integração PHP mercado pago</text:span></text:p>
          </table:table-cell>
          <table:table-cell table:style-name="ce5" table:formula="of:=[.C6]-[.B6]" office:value-type="time" office:time-value="PT00H54M57S"/>
          <table:table-cell table:number-columns-repeated="1024"/>
        </table:table-row>
        <table:table-row table:style-name="ro8">
          <table:table-cell table:style-name="ce6" office:value-type="date" office:date-value="2022-03-20"/>
          <table:table-cell table:style-name="ce5" office:value-type="time" office:time-value="PT17H40M00S"/>
          <table:table-cell table:style-name="ce5" office:value-type="time" office:time-value="PT18H50M00S"/>
          <table:table-cell office:value-type="string">
            <text:p><text:span text:style-name="T10">Estudo da Integração PHP mercado pago</text:span></text:p>
          </table:table-cell>
          <table:table-cell table:style-name="ce5" table:formula="of:=[.C7]-[.B7]" office:value-type="time" office:time-value="PT01H09M59S"/>
          <table:table-cell table:number-columns-repeated="1024"/>
        </table:table-row>
        <table:table-row table:style-name="ro9">
          <table:table-cell table:style-name="ce6" office:value-type="date" office:date-value="2022-03-21"/>
          <table:table-cell table:style-name="ce5" office:value-type="time" office:time-value="PT10H55M00S"/>
          <table:table-cell table:style-name="ce5" office:value-type="time" office:time-value="PT13H30M00S"/>
          <table:table-cell office:value-type="string">
            <text:p><text:span text:style-name="T11">Mudança de planos: Pagamento não será redirecionado, falha ao gerar boleto</text:span></text:p>
          </table:table-cell>
          <table:table-cell table:style-name="ce5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6" office:value-type="date" office:date-value="2022-03-21"/>
          <table:table-cell table:style-name="ce5" office:value-type="time" office:time-value="PT15H30M00S"/>
          <table:table-cell table:style-name="ce5" office:value-type="time" office:time-value="PT19H40M00S"/>
          <table:table-cell office:value-type="string">
            <text:p><text:span text:style-name="T12">Request, Model, Migration, Seeder, API Route and Factory for User</text:span></text:p>
          </table:table-cell>
          <table:table-cell table:style-name="ce5" table:formula="of:=[.C9]-[.B9]" office:value-type="time" office:time-value="PT04H09M59S"/>
          <table:table-cell table:number-columns-repeated="1024"/>
        </table:table-row>
        <table:table-row table:style-name="ro11">
          <table:table-cell table:style-name="ce6" office:value-type="date" office:date-value="2022-03-22"/>
          <table:table-cell table:style-name="ce5" office:value-type="time" office:time-value="PT15H00M00S"/>
          <table:table-cell table:style-name="ce5" office:value-type="time" office:time-value="PT18H15M00S"/>
          <table:table-cell office:value-type="string">
            <text:p><text:span text:style-name="T13">Finalizado CRUD User</text:span></text:p>
          </table:table-cell>
          <table:table-cell table:style-name="ce5" table:formula="of:=[.C10]-[.B10]" office:value-type="time" office:time-value="PT03H14M59S"/>
          <table:table-cell table:number-columns-repeated="1024"/>
        </table:table-row>
        <table:table-row table:style-name="ro12">
          <table:table-cell table:style-name="ce6" office:value-type="date" office:date-value="2022-03-23"/>
          <table:table-cell table:style-name="ce5" office:value-type="time" office:time-value="PT13H55M00S"/>
          <table:table-cell table:style-name="ce5" office:value-type="time" office:time-value="PT15H50M00S"/>
          <table:table-cell office:value-type="string">
            <text:p><text:span text:style-name="T14">Início da autenticação</text:span></text:p>
          </table:table-cell>
          <table:table-cell table:style-name="ce5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6" office:value-type="date" office:date-value="2022-03-23"/>
          <table:table-cell table:style-name="ce5" office:value-type="time" office:time-value="PT19H20M00S"/>
          <table:table-cell table:style-name="ce5" office:value-type="time" office:time-value="PT20H25M00S"/>
          <table:table-cell office:value-type="string">
            <text:p><text:span text:style-name="T15">Autenticação e envio de e-mail</text:span></text:p>
          </table:table-cell>
          <table:table-cell table:style-name="ce5" table:formula="of:=[.C12]-[.B12]" office:value-type="time" office:time-value="PT01H04M59S"/>
          <table:table-cell table:number-columns-repeated="1024"/>
        </table:table-row>
        <table:table-row table:style-name="ro14">
          <table:table-cell table:style-name="ce6" office:value-type="date" office:date-value="2022-03-24"/>
          <table:table-cell table:style-name="ce5" office:value-type="time" office:time-value="PT16H49M59S"/>
          <table:table-cell table:style-name="ce5" office:value-type="time" office:time-value="PT18H10M00S"/>
          <table:table-cell office:value-type="string">
            <text:p><text:span text:style-name="T16">Redefinição de senhas</text:span></text:p>
          </table:table-cell>
          <table:table-cell table:style-name="ce5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6" office:value-type="date" office:date-value="2022-03-25"/>
          <table:table-cell table:style-name="ce5" office:value-type="time" office:time-value="PT15H30M00S"/>
          <table:table-cell table:style-name="ce5" office:value-type="time" office:time-value="PT18H00M00S"/>
          <table:table-cell office:value-type="string">
            <text:p><text:span text:style-name="T17">Verificação de e-mail, refatoração e vue.js</text:span></text:p>
          </table:table-cell>
          <table:table-cell table:style-name="ce5" table:formula="of:=[.C14]-[.B14]" office:value-type="time" office:time-value="PT02H29M59S"/>
          <table:table-cell table:number-columns-repeated="1024"/>
        </table:table-row>
        <table:table-row table:style-name="ro16">
          <table:table-cell table:style-name="ce6" office:value-type="date" office:date-value="2022-03-31"/>
          <table:table-cell table:style-name="ce5" office:value-type="time" office:time-value="PT14H10M00S"/>
          <table:table-cell table:style-name="ce5" office:value-type="time" office:time-value="PT15H19M59S"/>
          <table:table-cell office:value-type="string">
            <text:p><text:span text:style-name="T18">Estilizando Landing Page</text:span></text:p>
          </table:table-cell>
          <table:table-cell table:style-name="ce5" table:formula="of:=[.C15]-[.B15]" office:value-type="time" office:time-value="PT01H09M58S"/>
          <table:table-cell table:number-columns-repeated="1024"/>
        </table:table-row>
        <table:table-row table:style-name="ro17">
          <table:table-cell table:style-name="ce6" office:value-type="date" office:date-value="2022-04-10"/>
          <table:table-cell table:style-name="ce5" office:value-type="time" office:time-value="PT17H10M00S"/>
          <table:table-cell table:style-name="ce5" office:value-type="time" office:time-value="PT19H50M00S"/>
          <table:table-cell office:value-type="string">
            <text:p><text:span text:style-name="T19">Estilizando Landing Page</text:span></text:p>
          </table:table-cell>
          <table:table-cell table:style-name="ce5" table:formula="of:=[.C16]-[.B16]" office:value-type="time" office:time-value="PT02H39M59S"/>
          <table:table-cell table:number-columns-repeated="1024"/>
        </table:table-row>
        <table:table-row table:style-name="ro18">
          <table:table-cell table:style-name="ce6" office:value-type="date" office:date-value="2022-04-11"/>
          <table:table-cell table:style-name="ce5" office:value-type="time" office:time-value="PT20H20M00S"/>
          <table:table-cell table:style-name="ce5" office:value-type="time" office:time-value="PT21H55M00S"/>
          <table:table-cell office:value-type="string">
            <text:p><text:span text:style-name="T20">Estilizando Landing Page</text:span></text:p>
          </table:table-cell>
          <table:table-cell table:style-name="ce5" table:formula="of:=[.C17]-[.B17]" office:value-type="time" office:time-value="PT01H34M59S"/>
          <table:table-cell table:number-columns-repeated="1024"/>
        </table:table-row>
        <table:table-row table:style-name="ro19">
          <table:table-cell table:style-name="ce6" office:value-type="date" office:date-value="2022-04-13"/>
          <table:table-cell table:style-name="ce5" office:value-type="time" office:time-value="PT11H00M00S"/>
          <table:table-cell table:style-name="ce5" office:value-type="time" office:time-value="PT11H45M00S"/>
          <table:table-cell office:value-type="string">
            <text:p><text:span text:style-name="T21">Estilizando Landing Page</text:span></text:p>
          </table:table-cell>
          <table:table-cell table:style-name="ce5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6" office:value-type="date" office:date-value="2022-04-14"/>
          <table:table-cell table:style-name="ce5" office:value-type="time" office:time-value="PT10H25M00S"/>
          <table:table-cell table:style-name="ce5" office:value-type="time" office:time-value="PT13H55M00S"/>
          <table:table-cell office:value-type="string">
            <text:p><text:span text:style-name="T22">Landing Page concluída</text:span></text:p>
          </table:table-cell>
          <table:table-cell table:style-name="ce5" table:formula="of:=[.C19]-[.B19]" office:value-type="time" office:time-value="PT03H30M00S"/>
          <table:table-cell table:style-name="ce5"/>
          <table:table-cell table:number-columns-repeated="1024"/>
        </table:table-row>
        <table:table-row table:style-name="ro21">
          <table:table-cell table:style-name="ce6" office:value-type="date" office:date-value="2022-04-15"/>
          <table:table-cell table:style-name="ce5" office:value-type="time" office:time-value="PT11H40M00S"/>
          <table:table-cell table:style-name="ce5" office:value-type="time" office:time-value="PT14H10M00S"/>
          <table:table-cell office:value-type="string">
            <text:p><text:span text:style-name="T23">Estilizando Formulário de login</text:span></text:p>
          </table:table-cell>
          <table:table-cell table:style-name="ce5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6" office:value-type="date" office:date-value="2022-04-16"/>
          <table:table-cell table:style-name="ce5" office:value-type="time" office:time-value="PT11H00M00S"/>
          <table:table-cell table:style-name="ce5" office:value-type="time" office:time-value="PT12H08M00S"/>
          <table:table-cell office:value-type="string">
            <text:p><text:span text:style-name="T24">Estilizando Formulário de registro</text:span></text:p>
          </table:table-cell>
          <table:table-cell table:style-name="ce5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6" office:value-type="date" office:date-value="2022-04-16"/>
          <table:table-cell table:style-name="ce5" office:value-type="time" office:time-value="PT12H30M00S"/>
          <table:table-cell table:style-name="ce5" office:value-type="time" office:time-value="PT14H40M00S"/>
          <table:table-cell office:value-type="string">
            <text:p><text:span text:style-name="T25">Estilizando Formulário de registro</text:span></text:p>
          </table:table-cell>
          <table:table-cell table:style-name="ce5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6" office:value-type="date" office:date-value="2022-04-16"/>
          <table:table-cell table:style-name="ce5" office:value-type="time" office:time-value="PT16H00M00S"/>
          <table:table-cell table:style-name="ce5" office:value-type="time" office:time-value="PT17H00M00S"/>
          <table:table-cell office:value-type="string">
            <text:p><text:span text:style-name="T26">Editando Controller de registro</text:span></text:p>
          </table:table-cell>
          <table:table-cell table:style-name="ce5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6" office:value-type="date" office:date-value="2022-04-17"/>
          <table:table-cell table:style-name="ce5" office:value-type="time" office:time-value="PT14H45M00S"/>
          <table:table-cell table:style-name="ce5" office:value-type="time" office:time-value="PT15H40M00S"/>
          <table:table-cell office:value-type="string">
            <text:p><text:span text:style-name="T27">Form de verificação de e-mails e limpando blade APP</text:span></text:p>
          </table:table-cell>
          <table:table-cell table:style-name="ce5" table:formula="of:=[.C24]-[.B24]" office:value-type="time" office:time-value="PT00H54M57S"/>
          <table:table-cell table:number-columns-repeated="1024"/>
        </table:table-row>
        <table:table-row table:style-name="ro26">
          <table:table-cell table:style-name="ce6" office:value-type="date" office:date-value="2022-04-17"/>
          <table:table-cell table:style-name="ce5" office:value-type="time" office:time-value="PT16H00M00S"/>
          <table:table-cell table:style-name="ce5" office:value-type="time" office:time-value="PT17H20M00S"/>
          <table:table-cell office:value-type="string">
            <text:p><text:span text:style-name="T28">Configure Vue3 and vue-router</text:span></text:p>
          </table:table-cell>
          <table:table-cell table:style-name="ce5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6" office:value-type="date" office:date-value="2022-04-17"/>
          <table:table-cell table:style-name="ce5" office:value-type="time" office:time-value="PT20H15M00S"/>
          <table:table-cell table:style-name="ce5" office:value-type="time" office:time-value="PT23H50M00S"/>
          <table:table-cell office:value-type="string">
            <text:p><text:span text:style-name="T29">Style header, footer and main content</text:span></text:p>
          </table:table-cell>
          <table:table-cell table:style-name="ce5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6" office:value-type="date" office:date-value="2022-04-18"/>
          <table:table-cell table:style-name="ce5" office:value-type="time" office:time-value="PT14H30M00S"/>
          <table:table-cell table:style-name="ce5" office:value-type="time" office:time-value="PT16H40M00S"/>
          <table:table-cell office:value-type="string">
            <text:p><text:span text:style-name="T30">Img minify and frontend routes</text:span></text:p>
          </table:table-cell>
          <table:table-cell table:style-name="ce5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6" office:value-type="date" office:date-value="2022-04-19"/>
          <table:table-cell table:style-name="ce5" office:value-type="time" office:time-value="PT13H45M00S"/>
          <table:table-cell table:style-name="ce5" office:value-type="time" office:time-value="PT17H15M00S"/>
          <table:table-cell office:value-type="string">
            <text:p><text:span text:style-name="T31">Frontend Components and Home page</text:span></text:p>
          </table:table-cell>
          <table:table-cell table:style-name="ce5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6" office:value-type="date" office:date-value="2022-04-19"/>
          <table:table-cell table:style-name="ce5" office:value-type="time" office:time-value="PT19H50M00S"/>
          <table:table-cell table:style-name="ce5" office:value-type="time" office:time-value="PT21H50M00S"/>
          <table:table-cell office:value-type="string">
            <text:p><text:span text:style-name="T32">Solve client routing</text:span></text:p>
          </table:table-cell>
          <table:table-cell table:style-name="ce5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6" office:value-type="date" office:date-value="2022-04-20"/>
          <table:table-cell table:style-name="ce5" office:value-type="time" office:time-value="PT17H10M00S"/>
          <table:table-cell table:style-name="ce5" office:value-type="time" office:time-value="PT18H10M00S"/>
          <table:table-cell office:value-type="string">
            <text:p><text:span text:style-name="T33">Acompanhamento do projeto e testes iniciais</text:span></text:p>
          </table:table-cell>
          <table:table-cell table:style-name="ce5" table:formula="of:=[.C30]-[.B30]" office:value-type="time" office:time-value="PT00H59M59S"/>
          <table:table-cell table:number-columns-repeated="1024"/>
        </table:table-row>
        <table:table-row table:style-name="ro32">
          <table:table-cell table:style-name="ce6" office:value-type="date" office:date-value="2022-04-21"/>
          <table:table-cell table:style-name="ce5" office:value-type="time" office:time-value="PT13H30M00S"/>
          <table:table-cell table:style-name="ce5" office:value-type="time" office:time-value="PT14H00M00S"/>
          <table:table-cell office:value-type="string">
            <text:p><text:span text:style-name="T34">Material Icons import</text:span></text:p>
          </table:table-cell>
          <table:table-cell table:style-name="ce5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6" office:value-type="date" office:date-value="2022-04-21"/>
          <table:table-cell table:style-name="ce5" office:value-type="time" office:time-value="PT16H20M00S"/>
          <table:table-cell table:style-name="ce5" office:value-type="time" office:time-value="PT18H50M00S"/>
          <table:table-cell office:value-type="string">
            <text:p><text:span text:style-name="T35">Admin pages and some components</text:span></text:p>
          </table:table-cell>
          <table:table-cell table:style-name="ce5" table:formula="of:=[.C32]-[.B32]" office:value-type="time" office:time-value="PT02H29M59S"/>
          <table:table-cell table:number-columns-repeated="1024"/>
        </table:table-row>
        <table:table-row table:style-name="ro34">
          <table:table-cell table:style-name="ce6" office:value-type="date" office:date-value="2022-04-23"/>
          <table:table-cell table:style-name="ce5" office:value-type="time" office:time-value="PT18H45M00S"/>
          <table:table-cell table:style-name="ce5" office:value-type="time" office:time-value="PT22H10M00S"/>
          <table:table-cell office:value-type="string">
            <text:p><text:span text:style-name="T36">Inputs and form data</text:span></text:p>
          </table:table-cell>
          <table:table-cell table:style-name="ce5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6" office:value-type="date" office:date-value="2022-04-24"/>
          <table:table-cell table:style-name="ce5" office:value-type="time" office:time-value="PT18H35M00S"/>
          <table:table-cell table:style-name="ce5" office:value-type="time" office:time-value="PT19H50M00S"/>
          <table:table-cell office:value-type="string">
            <text:p><text:span text:style-name="T37">Admin: tournaments and users pages, client: tournaments and home page</text:span></text:p>
          </table:table-cell>
          <table:table-cell table:style-name="ce5" table:formula="of:=[.C34]-[.B34]" office:value-type="time" office:time-value="PT01H14M59S"/>
          <table:table-cell table:number-columns-repeated="1024"/>
        </table:table-row>
        <table:table-row table:style-name="ro36">
          <table:table-cell table:style-name="ce6" office:value-type="date" office:date-value="2022-04-25"/>
          <table:table-cell table:style-name="ce5" office:value-type="time" office:time-value="PT18H00M00S"/>
          <table:table-cell table:style-name="ce5" office:value-type="time" office:time-value="PT21H40M00S"/>
          <table:table-cell office:value-type="string">
            <text:p><text:span text:style-name="T38">Client frontend further styling and useful components, v-model correction</text:span></text:p>
          </table:table-cell>
          <table:table-cell table:style-name="ce5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6" office:value-type="date" office:date-value="2022-04-26"/>
          <table:table-cell table:style-name="ce5" office:value-type="time" office:time-value="PT19H20M00S"/>
          <table:table-cell table:style-name="ce5" office:value-type="time" office:time-value="PT21H40M00S"/>
          <table:table-cell office:value-type="string">
            <text:p><text:span text:style-name="T39">Client profile page</text:span></text:p>
          </table:table-cell>
          <table:table-cell table:style-name="ce5" table:formula="of:=[.C36]-[.B36]" office:value-type="time" office:time-value="PT02H19M59S"/>
          <table:table-cell table:number-columns-repeated="1024"/>
        </table:table-row>
        <table:table-row table:style-name="ro38">
          <table:table-cell table:style-name="ce6" office:value-type="date" office:date-value="2022-04-27"/>
          <table:table-cell table:style-name="ce5" office:value-type="time" office:time-value="PT18H45M00S"/>
          <table:table-cell table:style-name="ce5" office:value-type="time" office:time-value="PT21H00M00S"/>
          <table:table-cell office:value-type="string">
            <text:p><text:span text:style-name="T40">Admin modals and register components</text:span></text:p>
          </table:table-cell>
          <table:table-cell table:style-name="ce5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6" office:value-type="date" office:date-value="2022-04-27"/>
          <table:table-cell table:style-name="ce5" office:value-type="time" office:time-value="PT21H30M00S"/>
          <table:table-cell table:style-name="ce5" office:value-type="time" office:time-value="PT22H40M00S"/>
          <table:table-cell office:value-type="string">
            <text:p><text:span text:style-name="T41">Better structure and admin pages</text:span></text:p>
          </table:table-cell>
          <table:table-cell table:style-name="ce5" table:formula="of:=[.C38]-[.B38]" office:value-type="time" office:time-value="PT01H09M59S"/>
          <table:table-cell table:number-columns-repeated="1024"/>
        </table:table-row>
        <table:table-row table:style-name="ro40">
          <table:table-cell table:style-name="ce6" office:value-type="date" office:date-value="2022-04-28"/>
          <table:table-cell table:style-name="ce5" office:value-type="time" office:time-value="PT19H20M00S"/>
          <table:table-cell table:style-name="ce5" office:value-type="time" office:time-value="PT19H30M00S"/>
          <table:table-cell office:value-type="string">
            <text:p><text:span text:style-name="T42">Admin Pages and better file structuring</text:span></text:p>
          </table:table-cell>
          <table:table-cell table:style-name="ce5" table:formula="of:=[.C39]-[.B39]" office:value-type="time" office:time-value="PT00H09M59S"/>
          <table:table-cell table:number-columns-repeated="1024"/>
        </table:table-row>
        <table:table-row table:style-name="ro41">
          <table:table-cell table:style-name="ce6" office:value-type="date" office:date-value="2022-04-28"/>
          <table:table-cell table:style-name="ce5" office:value-type="time" office:time-value="PT19H50M00S"/>
          <table:table-cell table:style-name="ce5" office:value-type="time" office:time-value="PT20H25M00S"/>
          <table:table-cell office:value-type="string">
            <text:p><text:span text:style-name="T43">Admin Pages and better file structuring</text:span></text:p>
          </table:table-cell>
          <table:table-cell table:style-name="ce5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6" office:value-type="date" office:date-value="2022-04-28"/>
          <table:table-cell table:style-name="ce5" office:value-type="time" office:time-value="PT20H40M00S"/>
          <table:table-cell table:style-name="ce5" office:value-type="time" office:time-value="PT23H30M00S"/>
          <table:table-cell office:value-type="string">
            <text:p><text:span text:style-name="T44">Admin Pages and better file structuring</text:span></text:p>
          </table:table-cell>
          <table:table-cell table:style-name="ce5" table:formula="of:=[.C41]-[.B41]" office:value-type="time" office:time-value="PT02H49M59S"/>
          <table:table-cell table:number-columns-repeated="1024"/>
        </table:table-row>
        <table:table-row table:style-name="ro43">
          <table:table-cell table:style-name="ce6" office:value-type="date" office:date-value="2022-04-29"/>
          <table:table-cell table:style-name="ce5" office:value-type="time" office:time-value="PT14H05M00S"/>
          <table:table-cell table:style-name="ce5" office:value-type="time" office:time-value="PT15H19M59S"/>
          <table:table-cell office:value-type="string">
            <text:p><text:span text:style-name="T45">Admin settings page</text:span></text:p>
          </table:table-cell>
          <table:table-cell table:style-name="ce5" table:formula="of:=[.C42]-[.B42]" office:value-type="time" office:time-value="PT01H14M58S"/>
          <table:table-cell table:number-columns-repeated="1024"/>
        </table:table-row>
        <table:table-row table:style-name="ro44">
          <table:table-cell table:style-name="ce6" office:value-type="date" office:date-value="2022-04-29"/>
          <table:table-cell table:style-name="ce5" office:value-type="time" office:time-value="PT16H49M59S"/>
          <table:table-cell table:style-name="ce5" office:value-type="time" office:time-value="PT17H50M00S"/>
          <table:table-cell office:value-type="string">
            <text:p><text:span text:style-name="T46">Backend stuff</text:span></text:p>
          </table:table-cell>
          <table:table-cell table:style-name="ce5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6" office:value-type="date" office:date-value="2022-05-01"/>
          <table:table-cell table:style-name="ce5" office:value-type="time" office:time-value="PT17H40M00S"/>
          <table:table-cell table:style-name="ce5" office:value-type="time" office:time-value="PT19H40M00S"/>
          <table:table-cell office:value-type="string">
            <text:p><text:span text:style-name="T47">Tournaments migrations, ER and requests</text:span></text:p>
          </table:table-cell>
          <table:table-cell table:style-name="ce5" table:formula="of:=[.C44]-[.B44]" office:value-type="time" office:time-value="PT01H59M59S"/>
          <table:table-cell table:number-columns-repeated="1024"/>
        </table:table-row>
        <table:table-row table:style-name="ro46">
          <table:table-cell table:style-name="ce6" office:value-type="date" office:date-value="2022-05-01"/>
          <table:table-cell table:style-name="ce5" office:value-type="time" office:time-value="PT22H14M00S"/>
          <table:table-cell table:style-name="ce5" office:value-type="time" office:time-value="PT23H59M00S"/>
          <table:table-cell office:value-type="string">
            <text:p><text:span text:style-name="T48">API auth, tournament controller</text:span></text:p>
          </table:table-cell>
          <table:table-cell table:style-name="ce5" table:formula="of:=[.C45]-[.B45]" office:value-type="time" office:time-value="PT01H44M59S"/>
          <table:table-cell table:number-columns-repeated="1024"/>
        </table:table-row>
        <table:table-row table:style-name="ro47">
          <table:table-cell table:style-name="ce6" office:value-type="date" office:date-value="2022-05-02"/>
          <table:table-cell table:style-name="ce5" office:value-type="time" office:time-value="PT18H49M00S"/>
          <table:table-cell table:style-name="ce5" office:value-type="time" office:time-value="PT23H59M00S"/>
          <table:table-cell office:value-type="string">
            <text:p><text:span text:style-name="T49">Recurring tournaments controller and auth fixes</text:span></text:p>
          </table:table-cell>
          <table:table-cell table:style-name="ce5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6" office:value-type="date" office:date-value="2022-05-03"/>
          <table:table-cell table:style-name="ce5" office:value-type="time" office:time-value="PT18H15M00S"/>
          <table:table-cell table:style-name="ce5" office:value-type="time" office:time-value="PT19H30M00S"/>
          <table:table-cell office:value-type="string">
            <text:p><text:span text:style-name="T50">Create tournament modal</text:span></text:p>
          </table:table-cell>
          <table:table-cell table:style-name="ce5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6" office:value-type="date" office:date-value="2022-05-03"/>
          <table:table-cell table:style-name="ce5" office:value-type="time" office:time-value="PT21H00M00S"/>
          <table:table-cell table:style-name="ce5" office:value-type="time" office:time-value="PT21H20M00S"/>
          <table:table-cell office:value-type="string">
            <text:p><text:span text:style-name="T51">Hostgator credentials and SSH failure</text:span></text:p>
          </table:table-cell>
          <table:table-cell table:style-name="ce5" table:formula="of:=[.C48]-[.B48]" office:value-type="time" office:time-value="PT00H19M59S"/>
          <table:table-cell table:number-columns-repeated="1024"/>
        </table:table-row>
        <table:table-row table:style-name="ro50">
          <table:table-cell table:style-name="ce6" office:value-type="date" office:date-value="2022-05-03"/>
          <table:table-cell table:style-name="ce5" office:value-type="time" office:time-value="PT21H20M00S"/>
          <table:table-cell table:style-name="ce5" office:value-type="time" office:time-value="PT23H00M00S"/>
          <table:table-cell office:value-type="string">
            <text:p><text:span text:style-name="T52">User and tournaments dynamic data, Model adjustments</text:span></text:p>
          </table:table-cell>
          <table:table-cell table:style-name="ce5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6" office:value-type="date" office:date-value="2022-05-04"/>
          <table:table-cell table:style-name="ce5" office:value-type="time" office:time-value="PT00H30M00S"/>
          <table:table-cell table:style-name="ce5" office:value-type="time" office:time-value="PT01H35M00S"/>
          <table:table-cell office:value-type="string">
            <text:p><text:span text:style-name="T53">Dynamic prices landing page and some api resources</text:span></text:p>
          </table:table-cell>
          <table:table-cell table:style-name="ce5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6" office:value-type="date" office:date-value="2022-05-04"/>
          <table:table-cell table:style-name="ce5" office:value-type="time" office:time-value="PT18H10M00S"/>
          <table:table-cell table:style-name="ce5" office:value-type="time" office:time-value="PT20H55M00S"/>
          <table:table-cell office:value-type="string">
            <text:p><text:span text:style-name="T54">Global data and update plan prices</text:span></text:p>
          </table:table-cell>
          <table:table-cell table:style-name="ce5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6" office:value-type="date" office:date-value="2022-05-04"/>
          <table:table-cell table:style-name="ce5" office:value-type="time" office:time-value="PT21H00M00S"/>
          <table:table-cell table:style-name="ce5" office:value-type="time" office:time-value="PT21H30M00S"/>
          <table:table-cell office:value-type="string">
            <text:p><text:span text:style-name="T55">Dynamic users using store</text:span></text:p>
          </table:table-cell>
          <table:table-cell table:style-name="ce5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6" office:value-type="date" office:date-value="2022-05-06"/>
          <table:table-cell table:style-name="ce5" office:value-type="time" office:time-value="PT00H30M00S"/>
          <table:table-cell table:style-name="ce5" office:value-type="time" office:time-value="PT01H30M00S"/>
          <table:table-cell office:value-type="string">
            <text:p><text:span text:style-name="T56">CRUD de notificações</text:span></text:p>
          </table:table-cell>
          <table:table-cell table:style-name="ce5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6" office:value-type="date" office:date-value="2022-05-06"/>
          <table:table-cell table:style-name="ce5" office:value-type="time" office:time-value="PT21H05M00S"/>
          <table:table-cell table:style-name="ce5" office:value-type="time" office:time-value="PT23H59M00S"/>
          <table:table-cell office:value-type="string">
            <text:p><text:span text:style-name="T57">Payment CRUD, EULA upload and Register user modal</text:span></text:p>
          </table:table-cell>
          <table:table-cell table:style-name="ce5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6" office:value-type="date" office:date-value="2022-05-07"/>
          <table:table-cell table:style-name="ce5" office:value-type="time" office:time-value="PT10H10M00S"/>
          <table:table-cell table:style-name="ce5" office:value-type="time" office:time-value="PT10H45M00S"/>
          <table:table-cell office:value-type="string">
            <text:p><text:span text:style-name="T58">notification intervals</text:span></text:p>
          </table:table-cell>
          <table:table-cell table:style-name="ce5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6" office:value-type="date" office:date-value="2022-05-07"/>
          <table:table-cell table:style-name="ce5" office:value-type="time" office:time-value="PT10H55M00S"/>
          <table:table-cell table:style-name="ce5" office:value-type="time" office:time-value="PT12H40M00S"/>
          <table:table-cell office:value-type="string">
            <text:p><text:span text:style-name="T59">CRUD notifications Frontend</text:span></text:p>
          </table:table-cell>
          <table:table-cell table:style-name="ce5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6" office:value-type="date" office:date-value="2022-05-07"/>
          <table:table-cell table:style-name="ce5" office:value-type="time" office:time-value="PT12H40M00S"/>
          <table:table-cell table:style-name="ce5" office:value-type="time" office:time-value="PT14H40M00S"/>
          <table:table-cell office:value-type="string">
            <text:p><text:span text:style-name="T60">Ad backend</text:span></text:p>
          </table:table-cell>
          <table:table-cell table:style-name="ce5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6" office:value-type="date" office:date-value="2022-05-07"/>
          <table:table-cell table:style-name="ce5" office:value-type="time" office:time-value="PT15H46M00S"/>
          <table:table-cell table:style-name="ce5" office:value-type="time" office:time-value="PT17H40M00S"/>
          <table:table-cell office:value-type="string">
            <text:p><text:span text:style-name="T61">Ads CUD</text:span></text:p>
          </table:table-cell>
          <table:table-cell table:style-name="ce5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6" office:value-type="date" office:date-value="2022-05-08"/>
          <table:table-cell table:style-name="ce5" office:value-type="time" office:time-value="PT16H40M00S"/>
          <table:table-cell table:style-name="ce5" office:value-type="time" office:time-value="PT18H40M00S"/>
          <table:table-cell office:value-type="string">
            <text:p><text:span text:style-name="T62">Finish Ads CRUD</text:span></text:p>
          </table:table-cell>
          <table:table-cell table:style-name="ce5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6" office:value-type="date" office:date-value="2022-05-08"/>
          <table:table-cell table:style-name="ce5" office:value-type="time" office:time-value="PT20H50M00S"/>
          <table:table-cell table:style-name="ce5" office:value-type="time" office:time-value="PT22H20M00S"/>
          <table:table-cell office:value-type="string">
            <text:p><text:span text:style-name="T63">Register Stepper</text:span></text:p>
          </table:table-cell>
          <table:table-cell table:style-name="ce5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6" office:value-type="date" office:date-value="2022-05-08"/>
          <table:table-cell table:style-name="ce5" office:value-type="time" office:time-value="PT22H15M00S"/>
          <table:table-cell table:style-name="ce5" office:value-type="time" office:time-value="PT23H59M00S"/>
          <table:table-cell office:value-type="string">
            <text:p><text:span text:style-name="T64">Tournament Plataforms and types</text:span></text:p>
          </table:table-cell>
          <table:table-cell table:style-name="ce5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6" office:value-type="date" office:date-value="2022-05-09"/>
          <table:table-cell table:style-name="ce5" office:value-type="time" office:time-value="PT01H50M00S"/>
          <table:table-cell table:style-name="ce5" office:value-type="time" office:time-value="PT02H40M00S"/>
          <table:table-cell office:value-type="string">
            <text:p><text:span text:style-name="T65">Configuring php, composer, laravel and htaccess for production</text:span></text:p>
          </table:table-cell>
          <table:table-cell table:style-name="ce5" table:formula="of:=[.C62]-[.B62]" office:value-type="time" office:time-value="PT00H49M59S"/>
          <table:table-cell table:number-columns-repeated="1024"/>
        </table:table-row>
        <table:table-row table:style-name="ro64">
          <table:table-cell table:style-name="ce6" office:value-type="date" office:date-value="2022-05-09"/>
          <table:table-cell table:style-name="ce5" office:value-type="time" office:time-value="PT19H30M00S"/>
          <table:table-cell table:style-name="ce5" office:value-type="time" office:time-value="PT22H45M00S"/>
          <table:table-cell office:value-type="string">
            <text:p><text:span text:style-name="T66">Cadastro e aprovação de torneios (com recorrência)</text:span></text:p>
          </table:table-cell>
          <table:table-cell table:style-name="ce5" table:formula="of:=[.C63]-[.B63]" office:value-type="time" office:time-value="PT03H14M59S"/>
          <table:table-cell table:number-columns-repeated="1024"/>
        </table:table-row>
        <table:table-row table:style-name="ro65">
          <table:table-cell table:style-name="ce6" office:value-type="date" office:date-value="2022-05-10"/>
          <table:table-cell table:style-name="ce5" office:value-type="time" office:time-value="PT00H00M00S"/>
          <table:table-cell table:style-name="ce5" office:value-type="time" office:time-value="PT02H00M00S"/>
          <table:table-cell office:value-type="string">
            <text:p><text:span text:style-name="T67">Edição de Torneios e Insights (back e front)</text:span></text:p>
          </table:table-cell>
          <table:table-cell table:style-name="ce5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6" office:value-type="date" office:date-value="2022-05-10"/>
          <table:table-cell table:style-name="ce5" office:value-type="time" office:time-value="PT03H00M00S"/>
          <table:table-cell table:style-name="ce5" office:value-type="time" office:time-value="PT04H05M00S"/>
          <table:table-cell office:value-type="string">
            <text:p><text:span text:style-name="T68">Filtros de torneio e usuário</text:span></text:p>
          </table:table-cell>
          <table:table-cell table:style-name="ce5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6" office:value-type="date" office:date-value="2022-05-10"/>
          <table:table-cell table:style-name="ce5" office:value-type="time" office:time-value="PT11H55M00S"/>
          <table:table-cell table:style-name="ce5" office:value-type="time" office:time-value="PT12H45M00S"/>
          <table:table-cell office:value-type="string">
            <text:p><text:span text:style-name="T69">Filtros restantes de admin</text:span></text:p>
          </table:table-cell>
          <table:table-cell table:style-name="ce5" table:formula="of:=[.C66]-[.B66]" office:value-type="time" office:time-value="PT00H49M59S"/>
          <table:table-cell table:number-columns-repeated="1024"/>
        </table:table-row>
        <table:table-row table:style-name="ro68">
          <table:table-cell table:style-name="ce6" office:value-type="date" office:date-value="2022-05-10"/>
          <table:table-cell table:style-name="ce5" office:value-type="time" office:time-value="PT12H45M00S"/>
          <table:table-cell table:style-name="ce5" office:value-type="time" office:time-value="PT13H25M00S"/>
          <table:table-cell office:value-type="string">
            <text:p><text:span text:style-name="T70">Início da publicação admin</text:span></text:p>
          </table:table-cell>
          <table:table-cell table:style-name="ce5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6" office:value-type="date" office:date-value="2022-05-10"/>
          <table:table-cell table:style-name="ce5" office:value-type="time" office:time-value="PT18H42M00S"/>
          <table:table-cell table:style-name="ce5" office:value-type="time" office:time-value="PT19H20M00S"/>
          <table:table-cell office:value-type="string">
            <text:p><text:span text:style-name="T71">Publicação admin</text:span></text:p>
          </table:table-cell>
          <table:table-cell table:style-name="ce5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6" office:value-type="date" office:date-value="2022-05-11"/>
          <table:table-cell table:style-name="ce5" office:value-type="time" office:time-value="PT16H55M00S"/>
          <table:table-cell table:style-name="ce5" office:value-type="time" office:time-value="PT18H10M00S"/>
          <table:table-cell office:value-type="string">
            <text:p><text:span text:style-name="T72">Testes iniciais admin</text:span></text:p>
          </table:table-cell>
          <table:table-cell table:style-name="ce5" table:formula="of:=[.C69]-[.B69]" office:value-type="time" office:time-value="PT01H14M59S"/>
          <table:table-cell table:number-columns-repeated="1024"/>
        </table:table-row>
        <table:table-row table:style-name="ro71">
          <table:table-cell table:style-name="ce6" office:value-type="date" office:date-value="2022-05-13"/>
          <table:table-cell table:style-name="ce5" office:value-type="time" office:time-value="PT01H15M00S"/>
          <table:table-cell table:style-name="ce5" office:value-type="time" office:time-value="PT01H54M59S"/>
          <table:table-cell office:value-type="string">
            <text:p><text:span text:style-name="T73">Favicon and password reset and update pages</text:span></text:p>
          </table:table-cell>
          <table:table-cell table:style-name="ce5" table:formula="of:=[.C70]-[.B70]" office:value-type="time" office:time-value="PT00H39M59S"/>
          <table:table-cell table:number-columns-repeated="1024"/>
        </table:table-row>
        <table:table-row table:style-name="ro72">
          <table:table-cell table:style-name="ce6" office:value-type="date" office:date-value="2022-05-13"/>
          <table:table-cell table:style-name="ce5" office:value-type="time" office:time-value="PT01H54M59S"/>
          <table:table-cell table:style-name="ce5" office:value-type="time" office:time-value="PT02H15M00S"/>
          <table:table-cell office:value-type="string">
            <text:p><text:span text:style-name="T74">Página de torneios client integrada</text:span></text:p>
          </table:table-cell>
          <table:table-cell table:style-name="ce5" table:formula="of:=[.C71]-[.B71]" office:value-type="time" office:time-value="PT00H20M01S"/>
          <table:table-cell table:number-columns-repeated="1024"/>
        </table:table-row>
        <table:table-row table:style-name="ro73">
          <table:table-cell table:style-name="ce6" office:value-type="date" office:date-value="2022-05-13"/>
          <table:table-cell table:style-name="ce5" office:value-type="time" office:time-value="PT02H20M00S"/>
          <table:table-cell table:style-name="ce5" office:value-type="time" office:time-value="PT04H05M00S"/>
          <table:table-cell office:value-type="string">
            <text:p><text:span text:style-name="T75">Fixed timeInput</text:span></text:p>
          </table:table-cell>
          <table:table-cell table:style-name="ce5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6" office:value-type="date" office:date-value="2022-05-13"/>
          <table:table-cell table:style-name="ce5" office:value-type="time" office:time-value="PT04H05M00S"/>
          <table:table-cell table:style-name="ce5" office:value-type="time" office:time-value="PT04H40M00S"/>
          <table:table-cell office:value-type="string">
            <text:p><text:span text:style-name="T76">Fixed htaccess redirects</text:span></text:p>
          </table:table-cell>
          <table:table-cell table:style-name="ce5" table:formula="of:=[.C73]-[.B73]" office:value-type="time" office:time-value="PT00H34M59S"/>
          <table:table-cell table:number-columns-repeated="1024"/>
        </table:table-row>
        <table:table-row table:style-name="ro75">
          <table:table-cell table:style-name="ce6" office:value-type="date" office:date-value="2022-05-20"/>
          <table:table-cell table:style-name="ce5" office:value-type="time" office:time-value="PT20H50M00S"/>
          <table:table-cell table:style-name="ce5" office:value-type="time" office:time-value="PT22H50M00S"/>
          <table:table-cell office:value-type="string">
            <text:p><text:span text:style-name="T77">Show notifications from user backend</text:span></text:p>
          </table:table-cell>
          <table:table-cell table:style-name="ce5" table:formula="of:=[.C74]-[.B74]" office:value-type="time" office:time-value="PT01H59M59S"/>
          <table:table-cell table:number-columns-repeated="1024"/>
        </table:table-row>
        <table:table-row table:style-name="ro76">
          <table:table-cell table:style-name="ce6" office:value-type="date" office:date-value="2022-05-21"/>
          <table:table-cell table:style-name="ce5" office:value-type="time" office:time-value="PT18H19M59S"/>
          <table:table-cell table:style-name="ce5" office:value-type="time" office:time-value="PT19H20M00S"/>
          <table:table-cell office:value-type="string">
            <text:p><text:span text:style-name="T78">Notifications fetch frontend</text:span></text:p>
          </table:table-cell>
          <table:table-cell table:style-name="ce5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6" office:value-type="date" office:date-value="2022-05-21"/>
          <table:table-cell table:style-name="ce5" office:value-type="time" office:time-value="PT19H40M00S"/>
          <table:table-cell table:style-name="ce5" office:value-type="time" office:time-value="PT21H35M00S"/>
          <table:table-cell office:value-type="string">
            <text:p><text:span text:style-name="T79">Enable regular notification modal</text:span></text:p>
          </table:table-cell>
          <table:table-cell table:style-name="ce5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6" office:value-type="date" office:date-value="2022-05-22"/>
          <table:table-cell table:style-name="ce5" office:value-type="time" office:time-value="PT17H50M00S"/>
          <table:table-cell table:style-name="ce5" office:value-type="time" office:time-value="PT18H30M00S"/>
          <table:table-cell office:value-type="string">
            <text:p><text:span text:style-name="T80">Enable regular notification integration</text:span></text:p>
          </table:table-cell>
          <table:table-cell table:style-name="ce5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6" office:value-type="date" office:date-value="2022-05-22"/>
          <table:table-cell table:style-name="ce5" office:value-type="time" office:time-value="PT18H40M00S"/>
          <table:table-cell table:style-name="ce5" office:value-type="time" office:time-value="PT19H20M00S"/>
          <table:table-cell office:value-type="string">
            <text:p><text:span text:style-name="T81">Install serviceworker</text:span></text:p>
          </table:table-cell>
          <table:table-cell table:style-name="ce5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6" office:value-type="date" office:date-value="2022-05-23"/>
          <table:table-cell table:style-name="ce5" office:value-type="time" office:time-value="PT17H00M00S"/>
          <table:table-cell table:style-name="ce5" office:value-type="time" office:time-value="PT18H00M00S"/>
          <table:table-cell office:value-type="string">
            <text:p><text:span text:style-name="T82">Notificações sendo exibidas, a princípio</text:span></text:p>
          </table:table-cell>
          <table:table-cell table:style-name="ce5" table:formula="of:=[.C79]-[.B79]" office:value-type="time" office:time-value="PT00H59M59S"/>
          <table:table-cell table:number-columns-repeated="1024"/>
        </table:table-row>
        <table:table-row table:style-name="ro81">
          <table:table-cell table:style-name="ce6" office:value-type="date" office:date-value="2022-05-23"/>
          <table:table-cell table:style-name="ce5" office:value-type="time" office:time-value="PT18H40M00S"/>
          <table:table-cell table:style-name="ce5" office:value-type="time" office:time-value="PT22H20M00S"/>
          <table:table-cell office:value-type="string">
            <text:p><text:span text:style-name="T83">Notificações sendo exibidas, a princípio</text:span></text:p>
          </table:table-cell>
          <table:table-cell table:style-name="ce5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6" office:value-type="date" office:date-value="2022-05-25"/>
          <table:table-cell table:style-name="ce5" office:value-type="time" office:time-value="PT15H40M00S"/>
          <table:table-cell table:style-name="ce5" office:value-type="time" office:time-value="PT17H20M00S"/>
          <table:table-cell office:value-type="string">
            <text:p><text:span text:style-name="T84">Instalando ambiente no notebook</text:span></text:p>
          </table:table-cell>
          <table:table-cell table:style-name="ce5" table:formula="of:=[.C81]-[.B81]" office:value-type="time" office:time-value="PT01H39M59S"/>
          <table:table-cell table:number-columns-repeated="1024"/>
        </table:table-row>
        <table:table-row table:style-name="ro83">
          <table:table-cell table:style-name="ce6" office:value-type="date" office:date-value="2022-05-25"/>
          <table:table-cell table:style-name="ce5" office:value-type="time" office:time-value="PT17H20M00S"/>
          <table:table-cell table:style-name="ce5" office:value-type="time" office:time-value="PT18H19M59S"/>
          <table:table-cell office:value-type="string">
            <text:p><text:span text:style-name="T85">Disable notifications back e front</text:span></text:p>
          </table:table-cell>
          <table:table-cell table:style-name="ce5" table:formula="of:=[.C82]-[.B82]" office:value-type="time" office:time-value="PT00H59M59S"/>
          <table:table-cell table:number-columns-repeated="1024"/>
        </table:table-row>
        <table:table-row table:style-name="ro84">
          <table:table-cell table:style-name="ce6" office:value-type="date" office:date-value="2022-05-25"/>
          <table:table-cell table:style-name="ce5" office:value-type="time" office:time-value="PT19H20M00S"/>
          <table:table-cell table:style-name="ce5" office:value-type="time" office:time-value="PT22H00M00S"/>
          <table:table-cell office:value-type="string">
            <text:p><text:span text:style-name="T86">Setup new environment</text:span></text:p>
          </table:table-cell>
          <table:table-cell table:style-name="ce5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6" office:value-type="date" office:date-value="2022-05-27"/>
          <table:table-cell table:style-name="ce5" office:value-type="time" office:time-value="PT20H30M00S"/>
          <table:table-cell table:style-name="ce5" office:value-type="time" office:time-value="PT22H10M00S"/>
          <table:table-cell office:value-type="string">
            <text:p><text:span text:style-name="T87">Visão geral dos protocolos do mercadopago</text:span></text:p>
          </table:table-cell>
          <table:table-cell table:style-name="ce5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6" office:value-type="date" office:date-value="2022-05-30"/>
          <table:table-cell table:style-name="ce5" office:value-type="time" office:time-value="PT15H19M59S"/>
          <table:table-cell table:style-name="ce5" office:value-type="time" office:time-value="PT17H20M00S"/>
          <table:table-cell office:value-type="string">
            <text:p><text:span text:style-name="T88">Leitura e testes com API mercadopago</text:span></text:p>
          </table:table-cell>
          <table:table-cell table:style-name="ce5" table:formula="of:=[.C85]-[.B85]" office:value-type="time" office:time-value="PT02H00M01S"/>
          <table:table-cell table:number-columns-repeated="1024"/>
        </table:table-row>
        <table:table-row table:style-name="ro87">
          <table:table-cell table:style-name="ce6" office:value-type="date" office:date-value="2022-05-30"/>
          <table:table-cell table:style-name="ce5" office:value-type="time" office:time-value="PT18H50M00S"/>
          <table:table-cell table:style-name="ce5" office:value-type="time" office:time-value="PT20H05M00S"/>
          <table:table-cell office:value-type="string">
            <text:p><text:span text:style-name="T89">Exemplo mercadopago frontend and fix bugs</text:span></text:p>
          </table:table-cell>
          <table:table-cell table:style-name="ce5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6" office:value-type="date" office:date-value="2022-05-30"/>
          <table:table-cell table:style-name="ce5" office:value-type="time" office:time-value="PT20H50M00S"/>
          <table:table-cell table:style-name="ce5" office:value-type="time" office:time-value="PT21H40M00S"/>
          <table:table-cell office:value-type="string">
            <text:p><text:span text:style-name="T90">Arrumando ambiente de integração</text:span></text:p>
          </table:table-cell>
          <table:table-cell table:style-name="ce5" table:formula="of:=[.C87]-[.B87]" office:value-type="time" office:time-value="PT00H49M59S"/>
          <table:table-cell table:number-columns-repeated="1024"/>
        </table:table-row>
        <table:table-row table:style-name="ro89">
          <table:table-cell table:style-name="ce6" office:value-type="date" office:date-value="2022-05-30"/>
          <table:table-cell table:style-name="ce5" office:value-type="time" office:time-value="PT21H40M00S"/>
          <table:table-cell table:style-name="ce5" office:value-type="time" office:time-value="PT23H30M00S"/>
          <table:table-cell office:value-type="string">
            <text:p><text:span text:style-name="T91">Mentoria e card token enviado</text:span></text:p>
          </table:table-cell>
          <table:table-cell table:style-name="ce5" table:formula="of:=[.C88]-[.B88]" office:value-type="time" office:time-value="PT01H49M59S"/>
          <table:table-cell table:number-columns-repeated="1024"/>
        </table:table-row>
        <table:table-row table:style-name="ro90">
          <table:table-cell table:style-name="ce6" office:value-type="date" office:date-value="2022-06-03"/>
          <table:table-cell table:style-name="ce5" office:value-type="time" office:time-value="PT11H35M00S"/>
          <table:table-cell table:style-name="ce5" office:value-type="time" office:time-value="PT12H10M00S"/>
          <table:table-cell office:value-type="string">
            <text:p><text:span text:style-name="T92">Alterar dados do usuário (front)</text:span></text:p>
          </table:table-cell>
          <table:table-cell table:style-name="ce5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6" office:value-type="date" office:date-value="2022-06-03"/>
          <table:table-cell table:style-name="ce5" office:value-type="time" office:time-value="PT13H49M59S"/>
          <table:table-cell table:style-name="ce5" office:value-type="time" office:time-value="PT14H50M00S"/>
          <table:table-cell office:value-type="string">
            <text:p><text:span text:style-name="T93">Exibir ícones de notificação</text:span></text:p>
          </table:table-cell>
          <table:table-cell table:style-name="ce5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6" office:value-type="date" office:date-value="2022-06-03"/>
          <table:table-cell table:style-name="ce5" office:value-type="time" office:time-value="PT15H50M00S"/>
          <table:table-cell table:style-name="ce5" office:value-type="time" office:time-value="PT17H50M00S"/>
          <table:table-cell office:value-type="string">
            <text:p><text:span text:style-name="T94">Change payment_method</text:span></text:p>
          </table:table-cell>
          <table:table-cell table:style-name="ce5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6" office:value-type="date" office:date-value="2022-06-03"/>
          <table:table-cell table:style-name="ce5" office:value-type="time" office:time-value="PT21H20M00S"/>
          <table:table-cell table:style-name="ce5" office:value-type="time" office:time-value="PT23H35M00S"/>
          <table:table-cell office:value-type="string">
            <text:p><text:span text:style-name="T95">Testes e correções de bug</text:span></text:p>
          </table:table-cell>
          <table:table-cell table:style-name="ce5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6" office:value-type="date" office:date-value="2022-06-04"/>
          <table:table-cell table:style-name="ce5" office:value-type="time" office:time-value="PT14H30M00S"/>
          <table:table-cell table:style-name="ce5" office:value-type="time" office:time-value="PT16H40M00S"/>
          <table:table-cell office:value-type="string">
            <text:p><text:span text:style-name="T96">Bug fixes, Load ads, View user page</text:span></text:p>
          </table:table-cell>
          <table:table-cell table:style-name="ce5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6" office:value-type="date" office:date-value="2022-06-04"/>
          <table:table-cell table:style-name="ce5" office:value-type="time" office:time-value="PT17H50M00S"/>
          <table:table-cell table:style-name="ce5" office:value-type="time" office:time-value="PT18H15M00S"/>
          <table:table-cell office:value-type="string">
            <text:p><text:span text:style-name="T97">Translate pt-BR and fix timezone</text:span></text:p>
          </table:table-cell>
          <table:table-cell table:style-name="ce5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6" office:value-type="date" office:date-value="2022-06-04"/>
          <table:table-cell table:style-name="ce5" office:value-type="time" office:time-value="PT21H00M00S"/>
          <table:table-cell table:style-name="ce5" office:value-type="time" office:time-value="PT21H55M00S"/>
          <table:table-cell office:value-type="string">
            <text:p><text:span text:style-name="T98">Finished view user page</text:span></text:p>
          </table:table-cell>
          <table:table-cell table:style-name="ce5" table:formula="of:=[.C95]-[.B95]" office:value-type="time" office:time-value="PT00H54M57S"/>
          <table:table-cell table:number-columns-repeated="1024"/>
        </table:table-row>
        <table:table-row table:style-name="ro97">
          <table:table-cell table:style-name="ce6" office:value-type="date" office:date-value="2022-06-05"/>
          <table:table-cell table:style-name="ce5" office:value-type="time" office:time-value="PT18H30M00S"/>
          <table:table-cell table:style-name="ce5" office:value-type="time" office:time-value="PT20H00M00S"/>
          <table:table-cell office:value-type="string">
            <text:p><text:span text:style-name="T99">Recorrência quinzenal ajustada</text:span></text:p>
          </table:table-cell>
          <table:table-cell table:style-name="ce5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6" office:value-type="date" office:date-value="2022-06-06"/>
          <table:table-cell table:style-name="ce5" office:value-type="time" office:time-value="PT15H30M00S"/>
          <table:table-cell table:style-name="ce5" office:value-type="time" office:time-value="PT17H00M00S"/>
          <table:table-cell office:value-type="string">
            <text:p><text:span text:style-name="T100">Arrumando timeinput</text:span></text:p>
          </table:table-cell>
          <table:table-cell table:style-name="ce5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6" office:value-type="date" office:date-value="2022-06-06"/>
          <table:table-cell table:style-name="ce5" office:value-type="time" office:time-value="PT17H25M00S"/>
          <table:table-cell table:style-name="ce5" office:value-type="time" office:time-value="PT17H50M00S"/>
          <table:table-cell office:value-type="string">
            <text:p><text:span text:style-name="T101">Ver torneio</text:span></text:p>
          </table:table-cell>
          <table:table-cell table:style-name="ce5" table:formula="of:=[.C98]-[.B98]" office:value-type="time" office:time-value="PT00H25M00S"/>
          <table:table-cell table:number-columns-repeated="1024"/>
        </table:table-row>
        <table:table-row table:style-name="ro100">
          <table:table-cell table:style-name="ce6" office:value-type="date" office:date-value="2022-06-06"/>
          <table:table-cell table:style-name="ce5" office:value-type="time" office:time-value="PT20H20M00S"/>
          <table:table-cell table:style-name="ce5" office:value-type="time" office:time-value="PT20H35M00S"/>
          <table:table-cell office:value-type="string">
            <text:p><text:span text:style-name="T102">Update produção</text:span></text:p>
          </table:table-cell>
          <table:table-cell table:style-name="ce5" table:formula="of:=[.C99]-[.B99]" office:value-type="time" office:time-value="PT00H14M59S"/>
          <table:table-cell table:number-columns-repeated="1024"/>
        </table:table-row>
        <table:table-row table:style-name="ro101">
          <table:table-cell table:style-name="ce6" office:value-type="date" office:date-value="2022-06-12"/>
          <table:table-cell table:style-name="ce5" office:value-type="time" office:time-value="PT12H00M00S"/>
          <table:table-cell table:style-name="ce5" office:value-type="time" office:time-value="PT13H15M00S"/>
          <table:table-cell office:value-type="string">
            <text:p><text:span text:style-name="T103">Payment Middleware, change payment and user fields and methods, general adjustments</text:span></text:p>
          </table:table-cell>
          <table:table-cell table:style-name="ce5" table:formula="of:=[.C100]-[.B100]" office:value-type="time" office:time-value="PT01H15M00S"/>
          <table:table-cell table:number-columns-repeated="1024"/>
        </table:table-row>
        <table:table-row table:style-name="ro102">
          <table:table-cell table:style-name="ce6" office:value-type="date" office:date-value="2022-06-12"/>
          <table:table-cell table:style-name="ce5" office:value-type="time" office:time-value="PT13H55M00S"/>
          <table:table-cell table:style-name="ce5" office:value-type="time" office:time-value="PT16H40M00S"/>
          <table:table-cell office:value-type="string">
            <text:p><text:span text:style-name="T104">Finish payment controller and not allow user to access platform if not regular</text:span></text:p>
          </table:table-cell>
          <table:table-cell table:style-name="ce5" table:formula="of:=[.C101]-[.B101]" office:value-type="time" office:time-value="PT02H44M59S"/>
          <table:table-cell table:number-columns-repeated="1024"/>
        </table:table-row>
        <table:table-row table:style-name="ro103">
          <table:table-cell table:style-name="ce6" office:value-type="date" office:date-value="2022-06-13"/>
          <table:table-cell table:style-name="ce5" office:value-type="time" office:time-value="PT23H00M00S"/>
          <table:table-cell table:style-name="ce5" office:value-type="time" office:time-value="PT23H20M00S"/>
          <table:table-cell office:value-type="string">
            <text:p><text:span text:style-name="T105">Payment Middleware, change payment and user fields and methods, general adjustments</text:span></text:p>
          </table:table-cell>
          <table:table-cell table:style-name="ce5" table:formula="of:=[.C102]-[.B102]" office:value-type="time" office:time-value="PT00H19M59S"/>
          <table:table-cell table:number-columns-repeated="1024"/>
        </table:table-row>
        <table:table-row table:style-name="ro104">
          <table:table-cell table:style-name="ce6" office:value-type="date" office:date-value="2022-06-16"/>
          <table:table-cell table:style-name="ce5" office:value-type="time" office:time-value="PT01H30M00S"/>
          <table:table-cell table:style-name="ce5" office:value-type="time" office:time-value="PT03H35M00S"/>
          <table:table-cell office:value-type="string">
            <text:p><text:span text:style-name="T106">MercadoPago Webhooks</text:span></text:p>
          </table:table-cell>
          <table:table-cell table:style-name="ce5" table:formula="of:=[.C103]-[.B103]" office:value-type="time" office:time-value="PT02H05M00S"/>
          <table:table-cell table:number-columns-repeated="1024"/>
        </table:table-row>
        <table:table-row table:style-name="ro105">
          <table:table-cell table:style-name="ce6" office:value-type="date" office:date-value="2022-06-16"/>
          <table:table-cell table:style-name="ce5" office:value-type="time" office:time-value="PT13H10M00S"/>
          <table:table-cell table:style-name="ce5" office:value-type="time" office:time-value="PT14H20M00S"/>
          <table:table-cell office:value-type="string">
            <text:p><text:span text:style-name="T107">MercadoPago Webhooks</text:span></text:p>
          </table:table-cell>
          <table:table-cell table:style-name="ce5" table:formula="of:=[.C104]-[.B104]" office:value-type="time" office:time-value="PT01H09M59S"/>
          <table:table-cell table:number-columns-repeated="1024"/>
        </table:table-row>
        <table:table-row table:style-name="ro106">
          <table:table-cell table:style-name="ce6" office:value-type="date" office:date-value="2022-06-17"/>
          <table:table-cell table:style-name="ce5" office:value-type="time" office:time-value="PT01H00M00S"/>
          <table:table-cell table:style-name="ce5" office:value-type="time" office:time-value="PT01H30M00S"/>
          <table:table-cell office:value-type="string">
            <text:p><text:span text:style-name="T108">MercadoPago Webhooks</text:span></text:p>
          </table:table-cell>
          <table:table-cell table:style-name="ce5" table:formula="of:=[.C105]-[.B105]" office:value-type="time" office:time-value="PT00H30M00S"/>
          <table:table-cell table:number-columns-repeated="1024"/>
        </table:table-row>
        <table:table-row table:style-name="ro107">
          <table:table-cell table:style-name="ce6" office:value-type="date" office:date-value="2022-06-17"/>
          <table:table-cell table:style-name="ce5" office:value-type="time" office:time-value="PT15H19M59S"/>
          <table:table-cell table:style-name="ce5" office:value-type="time" office:time-value="PT18H19M59S"/>
          <table:table-cell office:value-type="string">
            <text:p><text:span text:style-name="T109">MercadoPago tickets and payment controller</text:span></text:p>
          </table:table-cell>
          <table:table-cell table:style-name="ce5" table:formula="of:=[.C106]-[.B106]" office:value-type="time" office:time-value="PT03H00M00S"/>
          <table:table-cell table:number-columns-repeated="1024"/>
        </table:table-row>
        <table:table-row table:style-name="ro108">
          <table:table-cell table:style-name="ce6" office:value-type="date" office:date-value="2022-06-20"/>
          <table:table-cell table:style-name="ce5" office:value-type="time" office:time-value="PT20H25M00S"/>
          <table:table-cell table:style-name="ce5" office:value-type="time" office:time-value="PT22H40M00S"/>
          <table:table-cell office:value-type="string">
            <text:p><text:span text:style-name="T110">Reunião de testes</text:span></text:p>
          </table:table-cell>
          <table:table-cell table:style-name="ce5" table:formula="of:=[.C107]-[.B107]" office:value-type="time" office:time-value="PT02H15M00S"/>
          <table:table-cell table:number-columns-repeated="1024"/>
        </table:table-row>
        <table:table-row table:style-name="ro109">
          <table:table-cell table:style-name="ce6" office:value-type="date" office:date-value="2022-06-21"/>
          <table:table-cell table:style-name="ce5" office:value-type="time" office:time-value="PT00H00M00S"/>
          <table:table-cell table:style-name="ce5" office:value-type="time" office:time-value="PT01H10M00S"/>
          <table:table-cell office:value-type="string">
            <text:p><text:span text:style-name="T111">User Block improvements</text:span></text:p>
          </table:table-cell>
          <table:table-cell table:style-name="ce5" table:formula="of:=[.C108]-[.B108]" office:value-type="time" office:time-value="PT01H10M00S"/>
          <table:table-cell table:number-columns-repeated="1024"/>
        </table:table-row>
        <table:table-row table:style-name="ro110">
          <table:table-cell table:style-name="ce6" office:value-type="date" office:date-value="2022-06-21"/>
          <table:table-cell table:style-name="ce5" office:value-type="time" office:time-value="PT01H10M00S"/>
          <table:table-cell table:style-name="ce5" office:value-type="time" office:time-value="PT01H20M00S"/>
          <table:table-cell office:value-type="string">
            <text:p><text:span text:style-name="T112">Seed Platforms</text:span></text:p>
          </table:table-cell>
          <table:table-cell table:style-name="ce5" table:formula="of:=[.C109]-[.B109]" office:value-type="time" office:time-value="PT00H09M59S"/>
          <table:table-cell table:number-columns-repeated="1024"/>
        </table:table-row>
        <table:table-row table:style-name="ro111">
          <table:table-cell table:style-name="ce6" office:value-type="date" office:date-value="2022-06-21"/>
          <table:table-cell table:style-name="ce5" office:value-type="time" office:time-value="PT01H20M00S"/>
          <table:table-cell table:style-name="ce5" office:value-type="time" office:time-value="PT02H00M00S"/>
          <table:table-cell office:value-type="string">
            <text:p><text:span text:style-name="T113">Update produção</text:span></text:p>
          </table:table-cell>
          <table:table-cell table:style-name="ce5" table:formula="of:=[.C110]-[.B110]" office:value-type="time" office:time-value="PT00H40M00S"/>
          <table:table-cell table:number-columns-repeated="1024"/>
        </table:table-row>
        <table:table-row table:style-name="ro112">
          <table:table-cell table:style-name="ce6" office:value-type="date" office:date-value="2022-06-24"/>
          <table:table-cell table:style-name="ce5" office:value-type="time" office:time-value="PT13H55M00S"/>
          <table:table-cell table:style-name="ce5" office:value-type="time" office:time-value="PT17H40M00S"/>
          <table:table-cell office:value-type="string">
            <text:p><text:span text:style-name="T114">Fix bugs</text:span></text:p>
          </table:table-cell>
          <table:table-cell table:style-name="ce5" table:formula="of:=[.C111]-[.B111]" office:value-type="time" office:time-value="PT03H45M00S"/>
          <table:table-cell table:number-columns-repeated="1024"/>
        </table:table-row>
        <table:table-row table:style-name="ro113">
          <table:table-cell table:style-name="ce6" office:value-type="date" office:date-value="2022-06-25"/>
          <table:table-cell table:style-name="ce5" office:value-type="time" office:time-value="PT21H10M00S"/>
          <table:table-cell table:style-name="ce5" office:value-type="time" office:time-value="PT21H40M00S"/>
          <table:table-cell office:value-type="string">
            <text:p><text:span text:style-name="T115">Prune models and remove ticket when paying with credit card</text:span></text:p>
          </table:table-cell>
          <table:table-cell table:style-name="ce5" table:formula="of:=[.C112]-[.B112]" office:value-type="time" office:time-value="PT00H30M00S"/>
          <table:table-cell table:number-columns-repeated="1024"/>
        </table:table-row>
        <table:table-row table:style-name="ro114">
          <table:table-cell table:style-name="ce6" office:value-type="date" office:date-value="2022-06-25"/>
          <table:table-cell table:style-name="ce5" office:value-type="time" office:time-value="PT21H40M00S"/>
          <table:table-cell table:style-name="ce5" office:value-type="time" office:time-value="PT23H20M00S"/>
          <table:table-cell office:value-type="string">
            <text:p><text:span text:style-name="T116">Finalizado Webhook mercadopago</text:span></text:p>
          </table:table-cell>
          <table:table-cell table:style-name="ce5" table:formula="of:=[.C113]-[.B113]" office:value-type="time" office:time-value="PT01H39M59S"/>
          <table:table-cell table:number-columns-repeated="1024"/>
        </table:table-row>
        <table:table-row table:style-name="ro115">
          <table:table-cell table:style-name="ce6" office:value-type="date" office:date-value="2022-06-26"/>
          <table:table-cell table:style-name="ce5" office:value-type="time" office:time-value="PT12H00M00S"/>
          <table:table-cell table:style-name="ce5" office:value-type="time" office:time-value="PT18H05M00S"/>
          <table:table-cell office:value-type="string">
            <text:p><text:span text:style-name="T117">Várias melhorias e testes de pagamento, e outras correções solicitadas</text:span></text:p>
          </table:table-cell>
          <table:table-cell table:style-name="ce5" table:formula="of:=[.C114]-[.B114]" office:value-type="time" office:time-value="PT06H05M00S"/>
          <table:table-cell table:number-columns-repeated="1024"/>
        </table:table-row>
        <table:table-row table:style-name="ro116">
          <table:table-cell table:style-name="ce6" office:value-type="date" office:date-value="2022-07-05"/>
          <table:table-cell table:style-name="ce5" office:value-type="time" office:time-value="PT15H50M00S"/>
          <table:table-cell table:style-name="ce5" office:value-type="time" office:time-value="PT16H40M00S"/>
          <table:table-cell office:value-type="string">
            <text:p><text:span text:style-name="T118">Mudando Template de e-mail</text:span></text:p>
          </table:table-cell>
          <table:table-cell table:style-name="ce5" table:formula="of:=[.C115]-[.B115]" office:value-type="time" office:time-value="PT00H49M59S"/>
          <table:table-cell table:number-columns-repeated="1024"/>
        </table:table-row>
        <table:table-row table:style-name="ro117">
          <table:table-cell table:style-name="ce6" office:value-type="date" office:date-value="2022-07-07"/>
          <table:table-cell table:style-name="ce5" office:value-type="time" office:time-value="PT20H05M00S"/>
          <table:table-cell table:style-name="ce5" office:value-type="time" office:time-value="PT23H55M00S"/>
          <table:table-cell office:value-type="string">
            <text:p><text:span text:style-name="T119">Diversas correções de bug</text:span></text:p>
          </table:table-cell>
          <table:table-cell table:style-name="ce5" table:formula="of:=[.C116]-[.B116]" office:value-type="time" office:time-value="PT03H49M59S"/>
          <table:table-cell table:number-columns-repeated="1024"/>
        </table:table-row>
        <table:table-row table:style-name="ro118">
          <table:table-cell table:style-name="ce6" office:value-type="date" office:date-value="2022-07-09"/>
          <table:table-cell table:style-name="ce5" office:value-type="time" office:time-value="PT12H19M59S"/>
          <table:table-cell table:style-name="ce5" office:value-type="time" office:time-value="PT13H00M00S"/>
          <table:table-cell office:value-type="string">
            <text:p><text:span text:style-name="T120">Update produção</text:span></text:p>
          </table:table-cell>
          <table:table-cell table:style-name="ce5" table:formula="of:=[.C117]-[.B117]" office:value-type="time" office:time-value="PT00H40M00S"/>
          <table:table-cell table:number-columns-repeated="1024"/>
        </table:table-row>
        <table:table-row table:style-name="ro119">
          <table:table-cell table:style-name="ce6" office:value-type="date" office:date-value="2022-07-13"/>
          <table:table-cell table:style-name="ce5" office:value-type="time" office:time-value="PT15H00M00S"/>
          <table:table-cell table:style-name="ce5" office:value-type="time" office:time-value="PT16H40M00S"/>
          <table:table-cell office:value-type="string">
            <text:p><text:span text:style-name="T121">Botão WhatsApp e removido notification intervals</text:span></text:p>
          </table:table-cell>
          <table:table-cell table:style-name="ce5" table:formula="of:=[.C118]-[.B118]" office:value-type="time" office:time-value="PT01H39M59S"/>
          <table:table-cell table:number-columns-repeated="1024"/>
        </table:table-row>
        <table:table-row table:style-name="ro120">
          <table:table-cell table:style-name="ce6" office:value-type="date" office:date-value="2022-07-13"/>
          <table:table-cell table:style-name="ce5" office:value-type="time" office:time-value="PT19H30M00S"/>
          <table:table-cell table:style-name="ce5" office:value-type="time" office:time-value="PT21H00M00S"/>
          <table:table-cell office:value-type="string">
            <text:p><text:span text:style-name="T122">Correções solicitadas pelo cliente, bug fixes e update produção</text:span></text:p>
          </table:table-cell>
          <table:table-cell table:style-name="ce5" table:formula="of:=[.C119]-[.B119]" office:value-type="time" office:time-value="PT01H30M00S"/>
          <table:table-cell table:number-columns-repeated="1024"/>
        </table:table-row>
        <table:table-row table:style-name="ro121">
          <table:table-cell table:style-name="ce6" office:value-type="date" office:date-value="2022-07-27"/>
          <table:table-cell table:style-name="ce5" office:value-type="time" office:time-value="PT22H30M00S"/>
          <table:table-cell table:style-name="ce5" office:value-type="time" office:time-value="PT23H00M00S"/>
          <table:table-cell office:value-type="string">
            <text:p><text:span text:style-name="T123">Sincronizando repositórios e novo ambiente de desenvolvimento</text:span></text:p>
          </table:table-cell>
          <table:table-cell table:style-name="ce5" table:formula="of:=[.C120]-[.B120]" office:value-type="time" office:time-value="PT00H30M00S"/>
          <table:table-cell table:number-columns-repeated="1024"/>
        </table:table-row>
        <table:table-row table:style-name="ro122">
          <table:table-cell table:style-name="ce6" office:value-type="date" office:date-value="2022-07-27"/>
          <table:table-cell table:style-name="ce5" office:value-type="time" office:time-value="PT08H30M00S"/>
          <table:table-cell table:style-name="ce5" office:value-type="time" office:time-value="PT10H10M00S"/>
          <table:table-cell office:value-type="string">
            <text:p><text:span text:style-name="T124">Ajustes solicitados pelo cliente</text:span></text:p>
          </table:table-cell>
          <table:table-cell table:style-name="ce5" table:formula="of:=[.C121]-[.B121]" office:value-type="time" office:time-value="PT01H39M59S"/>
          <table:table-cell table:number-columns-repeated="1024"/>
        </table:table-row>
        <table:table-row table:style-name="ro123">
          <table:table-cell table:style-name="ce6" office:value-type="date" office:date-value="2022-07-27"/>
          <table:table-cell table:style-name="ce5" office:value-type="time" office:time-value="PT11H30M00S"/>
          <table:table-cell table:style-name="ce5" office:value-type="time" office:time-value="PT14H50M00S"/>
          <table:table-cell office:value-type="string">
            <text:p><text:span text:style-name="T125">Ajustes solicitados pelo cliente</text:span></text:p>
          </table:table-cell>
          <table:table-cell table:style-name="ce5" table:formula="of:=[.C122]-[.B122]" office:value-type="time" office:time-value="PT03H20M00S"/>
          <table:table-cell table:number-columns-repeated="1024"/>
        </table:table-row>
        <table:table-row table:style-name="ro124">
          <table:table-cell table:style-name="ce6" office:value-type="date" office:date-value="2022-08-08"/>
          <table:table-cell table:style-name="ce5" office:value-type="time" office:time-value="PT15H40M00S"/>
          <table:table-cell table:style-name="ce5" office:value-type="time" office:time-value="PT17H00M00S"/>
          <table:table-cell office:value-type="string">
            <text:p><text:span text:style-name="T126">Ajustes solicitados pelo cliente</text:span></text:p>
          </table:table-cell>
          <table:table-cell table:style-name="ce5" table:formula="of:=[.C123]-[.B123]" office:value-type="time" office:time-value="PT01H20M00S"/>
          <table:table-cell table:number-columns-repeated="1024"/>
        </table:table-row>
        <table:table-row table:style-name="ro125">
          <table:table-cell table:style-name="ce6" office:value-type="date" office:date-value="2022-08-08"/>
          <table:table-cell table:style-name="ce5" office:value-type="time" office:time-value="PT19H10M00S"/>
          <table:table-cell table:style-name="ce5" office:value-type="time" office:time-value="PT19H55M00S"/>
          <table:table-cell office:value-type="string">
            <text:p><text:span text:style-name="T127">Ajustes solicitados pelo cliente</text:span></text:p>
          </table:table-cell>
          <table:table-cell table:style-name="ce5" table:formula="of:=[.C124]-[.B124]" office:value-type="time" office:time-value="PT00H45M00S"/>
          <table:table-cell table:number-columns-repeated="1024"/>
        </table:table-row>
        <table:table-row table:style-name="ro126">
          <table:table-cell table:style-name="ce6" office:value-type="date" office:date-value="2022-08-10"/>
          <table:table-cell table:style-name="ce5" office:value-type="time" office:time-value="PT16H15M00S"/>
          <table:table-cell table:style-name="ce5" office:value-type="time" office:time-value="PT16H40M00S"/>
          <table:table-cell office:value-type="string">
            <text:p><text:span text:style-name="T128">Alteração do buy-in para float</text:span></text:p>
          </table:table-cell>
          <table:table-cell table:style-name="ce5" table:formula="of:=[.C125]-[.B125]" office:value-type="time" office:time-value="PT00H24M59S"/>
          <table:table-cell table:number-columns-repeated="1024"/>
        </table:table-row>
        <table:table-row table:style-name="ro127">
          <table:table-cell table:style-name="ce6" office:value-type="date" office:date-value="2022-08-17"/>
          <table:table-cell table:style-name="ce5" office:value-type="time" office:time-value="PT21H20M00S"/>
          <table:table-cell table:style-name="ce5" office:value-type="time" office:time-value="PT23H40M00S"/>
          <table:table-cell office:value-type="string">
            <text:p><text:span text:style-name="T129">Ajustes solicitados pelo cliente</text:span></text:p>
          </table:table-cell>
          <table:table-cell table:style-name="ce5" table:formula="of:=[.C126]-[.B126]" office:value-type="time" office:time-value="PT02H20M00S"/>
          <table:table-cell table:number-columns-repeated="1024"/>
        </table:table-row>
        <table:table-row table:style-name="ro128">
          <table:table-cell table:style-name="ce6" office:value-type="date" office:date-value="2022-08-19"/>
          <table:table-cell table:style-name="ce5" office:value-type="time" office:time-value="PT15H30M00S"/>
          <table:table-cell table:style-name="ce5" office:value-type="time" office:time-value="PT22H40M00S"/>
          <table:table-cell office:value-type="string">
            <text:p><text:span text:style-name="T130">Paginação de torneios</text:span></text:p>
          </table:table-cell>
          <table:table-cell table:style-name="ce5" table:formula="of:=[.C127]-[.B127]" office:value-type="time" office:time-value="PT07H10M00S"/>
          <table:table-cell table:number-columns-repeated="1024"/>
        </table:table-row>
        <table:table-row table:style-name="ro129">
          <table:table-cell table:style-name="ce6" office:value-type="date" office:date-value="2022-08-22"/>
          <table:table-cell table:style-name="ce5" office:value-type="time" office:time-value="PT10H00M00S"/>
          <table:table-cell table:style-name="ce5" office:value-type="time" office:time-value="PT10H40M00S"/>
          <table:table-cell office:value-type="string">
            <text:p><text:span text:style-name="T131">Remover campo prêmio e update produção</text:span></text:p>
          </table:table-cell>
          <table:table-cell table:style-name="ce5" table:formula="of:=[.C128]-[.B128]" office:value-type="time" office:time-value="PT00H39M59S"/>
          <table:table-cell table:number-columns-repeated="1024"/>
        </table:table-row>
        <table:table-row table:style-name="ro130">
          <table:table-cell table:style-name="ce6" office:value-type="date" office:date-value="2022-09-08"/>
          <table:table-cell table:style-name="ce5" office:value-type="time" office:time-value="PT11H20M00S"/>
          <table:table-cell table:style-name="ce5" office:value-type="time" office:time-value="PT11H40M00S"/>
          <table:table-cell office:value-type="string">
            <text:p><text:span text:style-name="T132">Ordem dos torneios e update produção</text:span></text:p>
          </table:table-cell>
          <table:table-cell table:style-name="ce5" table:formula="of:=[.C129]-[.B129]" office:value-type="time" office:time-value="PT00H20M00S"/>
          <table:table-cell table:number-columns-repeated="1024"/>
        </table:table-row>
        <table:table-row table:style-name="ro131">
          <table:table-cell table:style-name="ce6" office:value-type="date" office:date-value="2022-09-09"/>
          <table:table-cell table:style-name="ce5" office:value-type="time" office:time-value="PT12H40M00S"/>
          <table:table-cell table:style-name="ce5" office:value-type="time" office:time-value="PT14H10M00S"/>
          <table:table-cell office:value-type="string">
            <text:p><text:span text:style-name="T133">Alterações visuais e correções de bug</text:span></text:p>
          </table:table-cell>
          <table:table-cell table:style-name="ce5" table:formula="of:=[.C130]-[.B130]" office:value-type="time" office:time-value="PT01H30M00S"/>
          <table:table-cell table:number-columns-repeated="1024"/>
        </table:table-row>
        <table:table-row table:style-name="ro132">
          <table:table-cell table:style-name="ce6" office:value-type="date" office:date-value="2022-09-09"/>
          <table:table-cell table:style-name="ce5" office:value-type="time" office:time-value="PT15H30M00S"/>
          <table:table-cell table:style-name="ce5" office:value-type="time" office:time-value="PT17H30M00S"/>
          <table:table-cell office:value-type="string">
            <text:p><text:span text:style-name="T134">Formulário de horários de torneio</text:span></text:p>
          </table:table-cell>
          <table:table-cell table:style-name="ce5" table:formula="of:=[.C131]-[.B131]" office:value-type="time" office:time-value="PT01H59M59S"/>
          <table:table-cell table:number-columns-repeated="1024"/>
        </table:table-row>
        <table:table-row table:style-name="ro133">
          <table:table-cell table:style-name="ce7" office:value-type="date" office:date-value="2022-09-12"/>
          <table:table-cell table:style-name="ce5" office:value-type="time" office:time-value="PT16H30M00S"/>
          <table:table-cell table:style-name="ce5" office:value-type="time" office:time-value="PT18H10M00S"/>
          <table:table-cell office:value-type="string">
            <text:p><text:span text:style-name="T135">Correções algoritmo blinds e cadastro de pagamentos</text:span></text:p>
          </table:table-cell>
          <table:table-cell table:style-name="ce5" table:formula="of:=[.C132]-[.B132]" office:value-type="time" office:time-value="PT01H39M59S"/>
          <table:table-cell table:number-columns-repeated="1024"/>
        </table:table-row>
        <table:table-row table:style-name="ro134">
          <table:table-cell table:style-name="ce7" office:value-type="date" office:date-value="2022-09-12"/>
          <table:table-cell table:style-name="ce5" office:value-type="time" office:time-value="PT19H10M00S"/>
          <table:table-cell table:style-name="ce5" office:value-type="time" office:time-value="PT21H20M00S"/>
          <table:table-cell office:value-type="string">
            <text:p><text:span text:style-name="T136">Cadastro de pagamentos</text:span></text:p>
          </table:table-cell>
          <table:table-cell table:style-name="ce5" table:formula="of:=[.C133]-[.B133]" office:value-type="time" office:time-value="PT02H09M59S"/>
          <table:table-cell table:number-columns-repeated="1024"/>
        </table:table-row>
        <table:table-row table:style-name="ro135">
          <table:table-cell table:style-name="ce8" office:value-type="date" office:date-value="2022-09-14"/>
          <table:table-cell table:style-name="ce9" office:value-type="time" office:time-value="PT18H30M00S"/>
          <table:table-cell table:style-name="ce9" office:value-type="time" office:time-value="PT20H30M00S"/>
          <table:table-cell office:value-type="string">
            <text:p>Cadastro de Banners</text:p>
          </table:table-cell>
          <table:table-cell table:style-name="ce5" table:formula="of:=[.C134]-[.B134]" office:value-type="time" office:time-value="PT01H59M59S"/>
          <table:table-cell table:number-columns-repeated="1024"/>
        </table:table-row>
        <table:table-row table:style-name="ro136">
          <table:table-cell table:style-name="ce10" office:value-type="date" office:date-value="2022-09-14"/>
          <table:table-cell table:style-name="ce9" office:value-type="time" office:time-value="PT23H20M00S"/>
          <table:table-cell table:style-name="ce9" office:value-type="time" office:time-value="PT24H00M00S"/>
          <table:table-cell office:value-type="string">
            <text:p>Remoção de anúncios e cadastro de banners</text:p>
          </table:table-cell>
          <table:table-cell table:style-name="ce5" table:formula="of:=[.C135]-[.B135]" office:value-type="time" office:time-value="PT00H40M00S"/>
          <table:table-cell table:number-columns-repeated="1024"/>
        </table:table-row>
        <table:table-row table:style-name="ro137">
          <table:table-cell table:number-columns-repeated="4"/>
          <table:table-cell table:style-name="ce5" table:formula="of:=[.C136]-[.B136]" office:value-type="time" office:time-value="PT00H00M00S"/>
          <table:table-cell table:number-columns-repeated="1024"/>
        </table:table-row>
        <table:table-row table:style-name="ro138">
          <table:table-cell table:number-columns-repeated="4"/>
          <table:table-cell table:style-name="ce5" table:formula="of:=[.C137]-[.B137]" office:value-type="time" office:time-value="PT00H00M00S"/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time-style style:name="NF10001">
      <number:hours number:style="long"/>
      <number:text>:</number:text>
      <number:minutes number:style="long"/>
      <number:text>:</number:text>
      <number:seconds number:style="long"/>
    </number:time-style>
    <number:date-style style:name="NF10002">
      <number:day number:style="short"/>
      <number:text>-</number:text>
      <number:month number:textual="true" number:style="short"/>
      <number:text>-</number:text>
      <number:year number:style="long"/>
    </number:date-style>
    <number:date-style style:name="NF10003">
      <number:day number:style="long"/>
      <number:text>-</number:text>
      <number:month number:textual="true" number:style="short"/>
    </number:date-style>
    <number:date-style style:name="NF10005">
      <number:day number:style="short"/>
      <number:text>-</number:text>
      <number:month number:textual="true" number:style="short"/>
    </number:date-style>
    <number:time-style style:name="NF10006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75.25cm" fo:min-height="75.25cm"/>
      </style:header-style>
      <style:footer-style>
        <style:header-footer-properties svg:height="75.25cm" fo:min-height="75.25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